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er">
      <style:text-properties fo:font-size="16pt" fo:font-weight="bold" style:font-size-asian="16pt" style:font-weight-asian="bold" style:font-size-complex="16pt" style:font-weight-complex="bold"/>
    </style:style>
    <style:style style:name="P3" style:family="paragraph" style:parent-style-name="Header">
      <style:text-properties fo:font-size="16pt" style:font-size-asian="16pt" style:font-size-complex="16pt"/>
    </style:style>
    <style:style style:name="P4" style:family="paragraph" style:parent-style-name="Footer">
      <style:paragraph-properties fo:margin-right="0.25in"/>
    </style:style>
    <style:style style:name="P5"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font-size-asian="14pt" style:font-size-complex="10pt"/>
    </style:style>
    <style:style style:name="P7" style:family="paragraph" style:parent-style-name="Standard">
      <style:paragraph-properties fo:margin-left="0.1252in" fo:margin-right="0.6736in" fo:text-align="center" style:justify-single-word="false" fo:text-indent="0.4917in" style:auto-text-indent="false"/>
      <style:text-properties fo:font-size="14pt" style:font-size-asian="14pt" style:font-size-complex="10pt"/>
    </style:style>
    <style:style style:name="P8" style:family="paragraph" style:parent-style-name="Standard">
      <style:text-properties fo:font-size="14pt" style:font-size-asian="14pt" style:font-size-complex="10pt"/>
    </style:style>
    <style:style style:name="P9" style:family="paragraph" style:parent-style-name="Standard">
      <style:paragraph-properties fo:text-align="end" style:justify-single-word="false"/>
      <style:text-properties fo:font-size="14pt" style:font-size-asian="14pt" style:font-size-complex="10pt"/>
    </style:style>
    <style:style style:name="P10" style:family="paragraph" style:parent-style-name="Standard">
      <style:paragraph-properties fo:text-align="center" style:justify-single-word="false"/>
      <style:text-properties fo:font-size="14pt" style:font-size-asian="14pt" style:font-size-complex="11pt"/>
    </style:style>
    <style:style style:name="P11" style:family="paragraph" style:parent-style-name="Standard">
      <style:paragraph-properties fo:text-align="start" style:justify-single-word="false">
        <style:tab-stops/>
      </style:paragraph-properties>
      <style:text-properties style:font-name="Liberation Serif"/>
    </style:style>
    <style:style style:name="P12" style:family="paragraph" style:parent-style-name="Header">
      <style:paragraph-properties fo:text-align="center" style:justify-single-word="false"/>
    </style:style>
    <style:style style:name="P13" style:family="paragraph" style:parent-style-name="Standard">
      <style:paragraph-properties fo:text-align="center" style:justify-single-word="false"/>
      <style:text-properties officeooo:paragraph-rsid="00175214"/>
    </style:style>
    <style:style style:name="P14" style:family="paragraph" style:parent-style-name="Contents_20_4">
      <style:text-properties style:font-name="Calibri" fo:font-size="11pt" fo:language="uk" fo:country="UA" fo:font-weight="bold" style:font-size-asian="11pt" style:language-asian="none" style:country-asian="none" style:font-weight-asian="bold" style:font-name-complex="Calibri" style:font-size-complex="11pt" style:font-weight-complex="bold"/>
    </style:style>
    <style:style style:name="P15" style:family="paragraph" style:parent-style-name="Standard">
      <style:paragraph-properties fo:text-align="center" style:justify-single-word="false"/>
      <style:text-properties fo:text-transform="uppercase" fo:font-size="16pt" fo:font-weight="bold" officeooo:paragraph-rsid="00177370" style:font-size-asian="16pt" style:font-weight-asian="bold" style:font-weight-complex="bold"/>
    </style:style>
    <style:style style:name="P16" style:family="paragraph" style:parent-style-name="Standard">
      <style:text-properties fo:text-transform="uppercase" fo:font-weight="bold" style:font-weight-asian="bold" style:font-weight-complex="bold"/>
    </style:style>
    <style:style style:name="P17" style:family="paragraph" style:parent-style-name="Standard">
      <style:text-properties fo:text-transform="uppercase"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text-transform="uppercase" fo:font-size="14pt" fo:font-weight="bold" officeooo:paragraph-rsid="00175214" style:font-size-asian="14pt" style:font-weight-asian="bold" style:font-size-complex="14pt" style:font-weight-complex="bold"/>
    </style:style>
    <style:style style:name="P20" style:family="paragraph" style:parent-style-name="Standard">
      <style:paragraph-properties fo:text-align="end" style:justify-single-word="false"/>
      <style:text-properties fo:text-transform="uppercase"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properties fo:text-transform="uppercase" fo:font-size="18pt" fo:font-weight="bold" style:font-size-asian="18pt" style:font-weight-asian="bold" style:font-size-complex="18pt" style:font-weight-complex="bold"/>
    </style:style>
    <style:style style:name="P22" style:family="paragraph" style:parent-style-name="Standard">
      <style:text-properties fo:text-transform="uppercase"/>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000000" loext:opacity="100%" fo:font-weight="bold" style:font-weight-asian="bold" style:font-size-complex="16.5pt" style:font-weight-complex="bold"/>
    </style:style>
    <style:style style:name="P25" style:family="paragraph" style:parent-style-name="Standard">
      <style:text-properties fo:color="#000000" loext:opacity="100%" fo:letter-spacing="0.0016in" style:font-size-complex="13pt"/>
    </style:style>
    <style:style style:name="P26" style:family="paragraph" style:parent-style-name="Standard">
      <style:paragraph-properties fo:margin-right="0in" fo:text-align="justify" style:justify-single-word="false" fo:text-indent="0.4917in" style:auto-text-indent="false"/>
      <style:text-properties fo:color="#000000" loext:opacity="100%" fo:letter-spacing="0.0016in" style:font-size-complex="13pt"/>
    </style:style>
    <style:style style:name="P27" style:family="paragraph" style:parent-style-name="Standard">
      <style:paragraph-properties fo:text-align="justify" style:justify-single-word="false"/>
      <style:text-properties fo:color="#000000" loext:opacity="100%" fo:letter-spacing="0.0016in" style:font-size-complex="13pt"/>
    </style:style>
    <style:style style:name="P28" style:family="paragraph" style:parent-style-name="Standard">
      <style:text-properties fo:color="#000000" loext:opacity="100%" style:font-size-complex="13pt"/>
    </style:style>
    <style:style style:name="P29" style:family="paragraph" style:parent-style-name="Standard">
      <style:text-properties fo:color="#000000" loext:opacity="100%" fo:letter-spacing="0.0035in" style:font-size-complex="13pt"/>
    </style:style>
    <style:style style:name="P30" style:family="paragraph" style:parent-style-name="Standard">
      <style:text-properties fo:color="#000000" loext:opacity="100%" fo:letter-spacing="-0.0063in" style:font-size-complex="14pt"/>
    </style:style>
    <style:style style:name="P31" style:family="paragraph" style:parent-style-name="Standard">
      <style:text-properties fo:color="#000000" loext:opacity="100%" fo:letter-spacing="0.0008in" style:font-size-complex="13pt"/>
    </style:style>
    <style:style style:name="P32" style:family="paragraph" style:parent-style-name="Standard">
      <style:paragraph-properties fo:margin-left="0.4in" fo:margin-right="0in" fo:text-align="justify" style:justify-single-word="false"/>
      <style:text-properties fo:color="#000000" loext:opacity="100%" fo:letter-spacing="0.002in" style:font-size-complex="13pt"/>
    </style:style>
    <style:style style:name="P33" style:family="paragraph" style:parent-style-name="Standard">
      <style:paragraph-properties fo:text-align="justify" style:justify-single-word="false"/>
      <style:text-properties fo:color="#000000" loext:opacity="100%" fo:letter-spacing="0.002in" style:font-size-complex="13pt"/>
    </style:style>
    <style:style style:name="P34" style:family="paragraph" style:parent-style-name="Standard">
      <style:paragraph-properties fo:margin-left="0.4in" fo:margin-right="0in"/>
      <style:text-properties fo:color="#000000" loext:opacity="100%" fo:font-size="13pt" fo:letter-spacing="0.0028in" style:font-size-asian="13pt" style:font-size-complex="13pt"/>
    </style:style>
    <style:style style:name="P35" style:family="paragraph" style:parent-style-name="Standard">
      <style:paragraph-properties fo:margin-right="0in" fo:text-indent="0.4917in" style:auto-text-indent="false"/>
    </style:style>
    <style:style style:name="P36" style:family="paragraph" style:parent-style-name="Standard">
      <style:paragraph-properties fo:text-align="center" style:justify-single-word="false"/>
      <style:text-properties fo:font-size="18pt" fo:font-weight="bold" officeooo:paragraph-rsid="00175214" style:font-size-asian="18pt" style:font-weight-asian="bold" style:font-weight-complex="bold"/>
    </style:style>
    <style:style style:name="P37" style:family="paragraph" style:parent-style-name="Standard">
      <style:paragraph-properties fo:text-align="center" style:justify-single-word="false"/>
      <style:text-properties fo:font-size="18pt" officeooo:rsid="00175214" officeooo:paragraph-rsid="00175214" style:font-size-asian="18pt" style:font-size-complex="18pt"/>
    </style:style>
    <style:style style:name="P38" style:family="paragraph" style:parent-style-name="Standard">
      <style:text-properties style:font-weight-complex="bold"/>
    </style:style>
    <style:style style:name="P39" style:family="paragraph" style:parent-style-name="Standard">
      <style:paragraph-properties fo:margin-right="0in" fo:text-indent="0.4in" style:auto-text-indent="false"/>
    </style:style>
    <style:style style:name="P40" style:family="paragraph" style:parent-style-name="Standard">
      <style:paragraph-properties fo:text-align="justify" style:justify-single-word="false"/>
      <style:text-properties fo:letter-spacing="0.0016in"/>
    </style:style>
    <style:style style:name="P41" style:family="paragraph" style:parent-style-name="Standard">
      <style:paragraph-properties fo:margin-right="0in" fo:text-align="justify" style:justify-single-word="false" fo:text-indent="0.4in" style:auto-text-indent="false"/>
      <style:text-properties fo:letter-spacing="0.0016in"/>
    </style:style>
    <style:style style:name="P42" style:family="paragraph" style:parent-style-name="Standard">
      <style:paragraph-properties fo:text-align="justify" style:justify-single-word="false"/>
      <style:text-properties fo:letter-spacing="0.0016in" officeooo:paragraph-rsid="00252a9f"/>
    </style:style>
    <style:style style:name="P43" style:family="paragraph" style:parent-style-name="Standard">
      <style:paragraph-properties fo:margin-right="0in" fo:text-indent="0.3752in" style:auto-text-indent="false"/>
      <style:text-properties fo:letter-spacing="0.0016in"/>
    </style:style>
    <style:style style:name="P44" style:family="paragraph" style:parent-style-name="Standard">
      <style:paragraph-properties fo:margin-right="0in" fo:text-align="justify" style:justify-single-word="false" fo:text-indent="0.4in" style:auto-text-indent="false"/>
    </style:style>
    <style:style style:name="P45" style:family="paragraph" style:parent-style-name="Standard">
      <style:paragraph-properties fo:text-align="justify" style:justify-single-word="false"/>
    </style:style>
    <style:style style:name="P46" style:family="paragraph" style:parent-style-name="Standard">
      <style:paragraph-properties fo:margin-right="0in" fo:text-align="justify" style:justify-single-word="false" fo:text-indent="0.4917in" style:auto-text-indent="false"/>
    </style:style>
    <style:style style:name="P47" style:family="paragraph" style:parent-style-name="Standard">
      <style:paragraph-properties fo:margin-left="0.9917in" fo:margin-right="0in" fo:text-align="justify" style:justify-single-word="false"/>
    </style:style>
    <style:style style:name="P48" style:family="paragraph" style:parent-style-name="Standard">
      <style:paragraph-properties fo:margin-right="0in" fo:text-indent="0.3in" style:auto-text-indent="false"/>
    </style:style>
    <style:style style:name="P49" style:family="paragraph" style:parent-style-name="Standard">
      <style:paragraph-properties fo:text-align="justify" style:justify-single-word="false"/>
      <style:text-properties fo:letter-spacing="0.0008in"/>
    </style:style>
    <style:style style:name="P50" style:family="paragraph" style:parent-style-name="Standard">
      <style:paragraph-properties fo:margin-right="0in" fo:text-align="justify" style:justify-single-word="false" fo:text-indent="0.4917in" style:auto-text-indent="false"/>
      <style:text-properties fo:letter-spacing="0.0008in"/>
    </style:style>
    <style:style style:name="P51" style:family="paragraph" style:parent-style-name="Standard">
      <style:paragraph-properties fo:line-height="150%" fo:text-align="justify" style:justify-single-word="false"/>
      <style:text-properties fo:letter-spacing="0.0008in"/>
    </style:style>
    <style:style style:name="P52" style:family="paragraph" style:parent-style-name="Standard">
      <style:paragraph-properties fo:text-align="justify" style:justify-single-word="false"/>
      <style:text-properties fo:letter-spacing="-0.0016in"/>
    </style:style>
    <style:style style:name="P53" style:family="paragraph" style:parent-style-name="Standard">
      <style:paragraph-properties fo:margin-right="0in" fo:text-align="justify" style:justify-single-word="false" fo:text-indent="0.4917in" style:auto-text-indent="false"/>
      <style:text-properties fo:letter-spacing="-0.0016in"/>
    </style:style>
    <style:style style:name="P54" style:family="paragraph" style:parent-style-name="Standard">
      <style:paragraph-properties fo:margin-left="0.9917in" fo:margin-right="0in" fo:text-align="justify" style:justify-single-word="false"/>
      <style:text-properties fo:letter-spacing="-0.0016in"/>
    </style:style>
    <style:style style:name="P55" style:family="paragraph" style:parent-style-name="Standard">
      <style:text-properties fo:letter-spacing="-0.002in"/>
    </style:style>
    <style:style style:name="P56" style:family="paragraph" style:parent-style-name="Standard">
      <style:paragraph-properties fo:text-align="justify" style:justify-single-word="false"/>
      <style:text-properties fo:letter-spacing="-0.002in"/>
    </style:style>
    <style:style style:name="P57" style:family="paragraph" style:parent-style-name="Standard">
      <style:paragraph-properties fo:margin-right="0in" fo:text-align="justify" style:justify-single-word="false" fo:text-indent="0.4in" style:auto-text-indent="false"/>
      <style:text-properties fo:font-size="8pt" fo:letter-spacing="-0.002in" style:font-size-asian="8pt"/>
    </style:style>
    <style:style style:name="P58" style:family="paragraph" style:parent-style-name="Standard">
      <style:paragraph-properties fo:margin-right="0in" fo:text-align="justify" style:justify-single-word="false" fo:text-indent="0.4in" style:auto-text-indent="false"/>
      <style:text-properties fo:font-size="8pt" fo:letter-spacing="0.0008in" style:font-size-asian="8pt"/>
    </style:style>
    <style:style style:name="P59" style:family="paragraph" style:parent-style-name="Standard">
      <style:paragraph-properties fo:text-align="justify" style:justify-single-word="false"/>
      <style:text-properties fo:letter-spacing="0.0028in"/>
    </style:style>
    <style:style style:name="P60" style:family="paragraph" style:parent-style-name="Standard">
      <style:paragraph-properties fo:margin-left="0.3in" fo:margin-right="0in" fo:text-indent="0.1in" style:auto-text-indent="false"/>
    </style:style>
    <style:style style:name="P61" style:family="paragraph" style:parent-style-name="Standard">
      <style:paragraph-properties fo:line-height="150%" fo:text-align="justify" style:justify-single-word="false"/>
    </style:style>
    <style:style style:name="P62" style:family="paragraph" style:parent-style-name="Standard">
      <style:paragraph-properties fo:line-height="150%"/>
    </style:style>
    <style:style style:name="P63" style:family="paragraph" style:parent-style-name="Standard">
      <style:paragraph-properties fo:margin-left="0.4917in" fo:margin-right="0in"/>
    </style:style>
    <style:style style:name="P64" style:family="paragraph" style:parent-style-name="Standard">
      <style:paragraph-properties fo:text-align="justify" style:justify-single-word="false"/>
      <style:text-properties fo:letter-spacing="-0.0126in"/>
    </style:style>
    <style:style style:name="P65" style:family="paragraph" style:parent-style-name="Standard">
      <style:paragraph-properties fo:text-align="justify" style:justify-single-word="false"/>
      <style:text-properties fo:letter-spacing="-0.0071in"/>
    </style:style>
    <style:style style:name="P66" style:family="paragraph" style:parent-style-name="Standard">
      <style:paragraph-properties fo:line-height="150%" fo:text-align="justify" style:justify-single-word="false"/>
      <style:text-properties fo:letter-spacing="-0.0008in"/>
    </style:style>
    <style:style style:name="P67" style:family="paragraph" style:parent-style-name="Standard">
      <style:paragraph-properties fo:text-align="justify" style:justify-single-word="false"/>
      <style:text-properties fo:letter-spacing="-0.0075in"/>
    </style:style>
    <style:style style:name="P68" style:family="paragraph" style:parent-style-name="Standard">
      <style:text-properties fo:language="en" fo:country="US"/>
    </style:style>
    <style:style style:name="P69" style:family="paragraph" style:parent-style-name="Standard">
      <style:paragraph-properties fo:margin-left="0.3in" fo:margin-right="0in"/>
    </style:style>
    <style:style style:name="P70" style:family="paragraph" style:parent-style-name="Standard">
      <style:paragraph-properties fo:margin-right="0in" fo:text-align="justify" style:justify-single-word="false" fo:text-indent="0.4917in" style:auto-text-indent="false"/>
      <style:text-properties fo:letter-spacing="0.0098in"/>
    </style:style>
    <style:style style:name="P71" style:family="paragraph" style:parent-style-name="Standard">
      <style:text-properties fo:font-size="1pt" style:font-size-asian="1pt"/>
    </style:style>
    <style:style style:name="P72" style:family="paragraph" style:parent-style-name="Standard">
      <style:paragraph-properties fo:line-height="150%"/>
      <style:text-properties officeooo:rsid="00201322" officeooo:paragraph-rsid="00201322"/>
    </style:style>
    <style:style style:name="P73" style:family="paragraph" style:parent-style-name="Heading_20_1" style:list-style-name="">
      <style:paragraph-properties fo:margin-left="0in" fo:text-align="start" style:justify-single-word="false" fo:text-indent="0in" style:auto-text-indent="false"/>
      <style:text-properties fo:text-transform="uppercase"/>
    </style:style>
    <style:style style:name="P74" style:family="paragraph" style:parent-style-name="Heading_20_1" style:list-style-name="" style:master-page-name="Convert_20_2">
      <style:paragraph-properties fo:margin-left="0in" fo:text-indent="0in" style:auto-text-indent="false" style:page-number="auto"/>
      <style:text-properties fo:text-transform="uppercase" officeooo:paragraph-rsid="00175214"/>
    </style:style>
    <style:style style:name="P75" style:family="paragraph" style:parent-style-name="Heading_20_1">
      <style:paragraph-properties fo:break-before="page"/>
      <style:text-properties fo:text-transform="uppercase"/>
    </style:style>
    <style:style style:name="P76" style:family="paragraph" style:parent-style-name="Heading_20_1">
      <style:text-properties fo:text-transform="uppercase"/>
    </style:style>
    <style:style style:name="P77" style:family="paragraph" style:parent-style-name="Heading_20_2">
      <style:paragraph-properties fo:text-align="start" style:justify-single-word="false"/>
      <style:text-properties fo:font-weight="bold" style:font-weight-asian="bold" style:font-weight-complex="bold"/>
    </style:style>
    <style:style style:name="P78" style:family="paragraph" style:parent-style-name="Heading_20_2" style:list-style-name="L1">
      <style:paragraph-properties fo:text-align="start" style:justify-single-word="false"/>
      <style:text-properties fo:font-weight="bold" style:font-weight-asian="bold" style:font-weight-complex="bold"/>
    </style:style>
    <style:style style:name="P79" style:family="paragraph" style:parent-style-name="Heading_20_2" style:list-style-name="L2">
      <style:paragraph-properties fo:text-align="start" style:justify-single-word="false"/>
      <style:text-properties fo:font-weight="bold" style:font-weight-asian="bold" style:font-weight-complex="bold"/>
    </style:style>
    <style:style style:name="P80" style:family="paragraph" style:parent-style-name="Heading_20_2" style:list-style-name="L3">
      <style:paragraph-properties fo:text-align="start" style:justify-single-word="false"/>
      <style:text-properties fo:font-weight="bold" style:font-weight-asian="bold" style:font-weight-complex="bold"/>
    </style:style>
    <style:style style:name="P81" style:family="paragraph" style:parent-style-name="Heading_20_2" style:list-style-name="L13">
      <style:paragraph-properties fo:text-align="start" style:justify-single-word="false"/>
      <style:text-properties fo:font-weight="bold" style:font-weight-asian="bold" style:font-weight-complex="bold"/>
    </style:style>
    <style:style style:name="P82" style:family="paragraph" style:parent-style-name="Heading_20_2" style:list-style-name="L14">
      <style:paragraph-properties fo:text-align="start" style:justify-single-word="false"/>
      <style:text-properties fo:font-weight="bold" style:font-weight-asian="bold" style:font-weight-complex="bold"/>
    </style:style>
    <style:style style:name="P83" style:family="paragraph" style:parent-style-name="Heading_20_2" style:list-style-name="L15">
      <style:paragraph-properties fo:text-align="start" style:justify-single-word="false"/>
      <style:text-properties fo:font-weight="bold" style:font-weight-asian="bold" style:font-weight-complex="bold"/>
    </style:style>
    <style:style style:name="P84" style:family="paragraph" style:parent-style-name="Heading_20_2" style:list-style-name="L1">
      <style:paragraph-properties fo:text-align="start" style:justify-single-word="false"/>
    </style:style>
    <style:style style:name="P85" style:family="paragraph" style:parent-style-name="Heading_20_2" style:list-style-name="L14">
      <style:paragraph-properties fo:text-align="start" style:justify-single-word="false"/>
      <style:text-properties fo:color="#000000" loext:opacity="100%" fo:font-weight="bold" style:font-weight-asian="bold" style:font-size-complex="16.5pt" style:font-weight-complex="bold"/>
    </style:style>
    <style:style style:name="P86" style:family="paragraph" style:parent-style-name="Heading_20_3">
      <style:paragraph-properties fo:text-align="start" style:justify-single-word="false"/>
      <style:text-properties officeooo:paragraph-rsid="00201322"/>
    </style:style>
    <style:style style:name="P87" style:family="paragraph" style:parent-style-name="Heading_20_3" style:list-style-name="L10">
      <style:paragraph-properties fo:text-align="start" style:justify-single-word="false"/>
    </style:style>
    <style:style style:name="P88" style:family="paragraph" style:parent-style-name="Heading_20_3" style:list-style-name="">
      <style:paragraph-properties fo:margin-left="0in" fo:text-align="start" style:justify-single-word="false" fo:text-indent="0in" style:auto-text-indent="false"/>
    </style:style>
    <style:style style:name="P89" style:family="paragraph" style:parent-style-name="Heading_20_3">
      <style:paragraph-properties fo:text-align="start" style:justify-single-word="false"/>
      <style:text-properties fo:color="#000000" loext:opacity="100%" fo:letter-spacing="0.0016in" style:font-size-complex="13pt"/>
    </style:style>
    <style:style style:name="P90" style:family="paragraph" style:parent-style-name="Heading_20_3" style:list-style-name="L11">
      <style:paragraph-properties fo:text-align="start" style:justify-single-word="false"/>
      <style:text-properties fo:color="#000000" loext:opacity="100%" fo:letter-spacing="0.0016in" style:font-size-complex="13pt"/>
    </style:style>
    <style:style style:name="P91" style:family="paragraph" style:parent-style-name="Heading_20_3">
      <style:paragraph-properties fo:text-align="start" style:justify-single-word="false"/>
      <style:text-properties fo:color="#000000" loext:opacity="100%" style:font-size-complex="13pt"/>
    </style:style>
    <style:style style:name="P92" style:family="paragraph" style:parent-style-name="Heading_20_3" style:list-style-name="L11">
      <style:paragraph-properties fo:text-align="start" style:justify-single-word="false"/>
      <style:text-properties fo:color="#000000" loext:opacity="100%" style:font-size-complex="13pt"/>
    </style:style>
    <style:style style:name="P93" style:family="paragraph" style:parent-style-name="Heading_20_3" style:list-style-name="L10">
      <style:paragraph-properties fo:text-align="start" style:justify-single-word="false"/>
      <style:text-properties fo:color="#000000" loext:opacity="100%" fo:letter-spacing="0.0035in" style:font-size-complex="13pt"/>
    </style:style>
    <style:style style:name="P94" style:family="paragraph" style:parent-style-name="Heading_20_3" style:list-style-name="L12">
      <style:paragraph-properties fo:text-align="start" style:justify-single-word="false"/>
      <style:text-properties fo:color="#000000" loext:opacity="100%" fo:letter-spacing="-0.0063in" style:font-size-complex="14pt"/>
    </style:style>
    <style:style style:name="P95" style:family="paragraph" style:parent-style-name="Heading_20_3" style:list-style-name="L12">
      <style:paragraph-properties fo:text-align="start" style:justify-single-word="false"/>
      <style:text-properties fo:color="#000000" loext:opacity="100%" fo:letter-spacing="0.0008in" style:font-size-complex="13pt"/>
    </style:style>
    <style:style style:name="P96" style:family="paragraph" style:parent-style-name="Standard">
      <style:paragraph-properties fo:text-align="start" style:justify-single-word="false">
        <style:tab-stops/>
      </style:paragraph-properties>
      <style:text-properties style:font-name="Liberation Sans"/>
    </style:style>
    <style:style style:name="P97" style:family="paragraph" style:parent-style-name="Standard">
      <style:paragraph-properties fo:text-align="start" style:justify-single-word="false">
        <style:tab-stops/>
      </style:paragraph-properties>
      <style:text-properties style:font-name="Liberation Sans" officeooo:rsid="001bfbf1" officeooo:paragraph-rsid="001bfbf1"/>
    </style:style>
    <style:style style:name="P98" style:family="paragraph" style:parent-style-name="Standard" style:master-page-name="Convert_20_1">
      <style:paragraph-properties style:page-number="1"/>
      <style:text-properties fo:text-transform="uppercase" fo:font-size="14pt" fo:font-weight="bold" officeooo:paragraph-rsid="00175214" style:font-size-asian="14pt" style:font-weight-asian="bold" style:font-size-complex="14pt" style:font-weight-complex="bold"/>
    </style:style>
    <style:style style:name="P99" style:family="paragraph" style:parent-style-name="Standard" style:list-style-name="L4" style:master-page-name="">
      <loext:graphic-properties draw:fill="none"/>
      <style:paragraph-properties fo:margin-left="0in" fo:margin-right="0in" fo:orphans="2" fo:widows="2" fo:text-indent="0.25in" style:auto-text-indent="false" style:page-number="auto" fo:background-color="transparent" style:writing-mode="lr-tb"/>
    </style:style>
    <style:style style:name="P100" style:family="paragraph" style:parent-style-name="Standard" style:list-style-name="L5"/>
    <style:style style:name="P101" style:family="paragraph" style:parent-style-name="Standard" style:list-style-name="L6"/>
    <style:style style:name="P102" style:family="paragraph" style:parent-style-name="Standard" style:list-style-name="L7"/>
    <style:style style:name="P103" style:family="paragraph" style:parent-style-name="Standard" style:list-style-name="L8"/>
    <style:style style:name="P104" style:family="paragraph" style:parent-style-name="Standard" style:list-style-name="L9"/>
    <style:style style:name="P105" style:family="paragraph" style:parent-style-name="Standard" style:list-style-name="WW8Num4">
      <style:paragraph-properties fo:text-align="justify" style:justify-single-word="false"/>
    </style:style>
    <style:style style:name="P106" style:family="paragraph" style:parent-style-name="Standard" style:list-style-name="WW8Num22">
      <style:paragraph-properties fo:text-align="justify" style:justify-single-word="false"/>
    </style:style>
    <style:style style:name="P107" style:family="paragraph" style:parent-style-name="Standard" style:list-style-name="WW8Num19">
      <style:paragraph-properties fo:text-align="justify" style:justify-single-word="false"/>
    </style:style>
    <style:style style:name="P108" style:family="paragraph" style:parent-style-name="Standard" style:list-style-name="WW8Num8">
      <style:paragraph-properties fo:text-align="justify" style:justify-single-word="false"/>
    </style:style>
    <style:style style:name="P109" style:family="paragraph" style:parent-style-name="Standard" style:list-style-name="WW8Num16">
      <style:paragraph-properties fo:text-align="justify" style:justify-single-word="false"/>
    </style:style>
    <style:style style:name="P110" style:family="paragraph" style:parent-style-name="Standard" style:list-style-name="WW8Num13">
      <style:paragraph-properties fo:text-align="justify" style:justify-single-word="false"/>
    </style:style>
    <style:style style:name="P111" style:family="paragraph" style:parent-style-name="Standard" style:list-style-name="WW8Num11">
      <style:paragraph-properties fo:text-align="justify" style:justify-single-word="false"/>
    </style:style>
    <style:style style:name="P112" style:family="paragraph" style:parent-style-name="Standard" style:list-style-name="WW8Num2">
      <style:paragraph-properties fo:text-align="justify" style:justify-single-word="false"/>
    </style:style>
    <style:style style:name="P113" style:family="paragraph" style:parent-style-name="Standard" style:list-style-name="WW8Num5">
      <style:paragraph-properties fo:text-align="justify" style:justify-single-word="false"/>
      <style:text-properties fo:color="#000000" loext:opacity="100%" fo:letter-spacing="0.0016in" style:font-size-complex="13pt"/>
    </style:style>
    <style:style style:name="P114" style:family="paragraph" style:parent-style-name="Standard" style:list-style-name="WW8Num6">
      <style:paragraph-properties fo:text-align="justify" style:justify-single-word="false"/>
      <style:text-properties fo:color="#000000" loext:opacity="100%" fo:letter-spacing="0.0016in" style:font-size-complex="13pt"/>
    </style:style>
    <style:style style:name="P115" style:family="paragraph" style:parent-style-name="Standard" style:list-style-name="WW8Num12">
      <style:paragraph-properties fo:text-align="justify" style:justify-single-word="false"/>
      <style:text-properties fo:color="#000000" loext:opacity="100%" fo:letter-spacing="0.0016in" style:font-size-complex="13pt"/>
    </style:style>
    <style:style style:name="P116" style:family="paragraph" style:parent-style-name="Standard" style:list-style-name="WW8Num14">
      <style:paragraph-properties fo:text-align="justify" style:justify-single-word="false"/>
      <style:text-properties fo:color="#000000" loext:opacity="100%" fo:letter-spacing="0.0016in" style:font-size-complex="13pt"/>
    </style:style>
    <style:style style:name="P117" style:family="paragraph" style:parent-style-name="Standard">
      <style:paragraph-properties fo:line-height="150%"/>
      <style:text-properties fo:letter-spacing="0.0016in" officeooo:rsid="002693c5" officeooo:paragraph-rsid="002693c5"/>
    </style:style>
    <style:style style:name="P118" style:family="paragraph" style:parent-style-name="Standard" style:list-style-name="WW8Num7">
      <style:paragraph-properties fo:text-align="justify" style:justify-single-word="false"/>
      <style:text-properties fo:letter-spacing="-0.0016in"/>
    </style:style>
    <style:style style:name="P119" style:family="paragraph" style:parent-style-name="Standard" style:list-style-name="WW8Num10">
      <style:paragraph-properties fo:text-align="justify" style:justify-single-word="false"/>
      <style:text-properties fo:letter-spacing="-0.0016in"/>
    </style:style>
    <style:style style:name="P120" style:family="paragraph" style:parent-style-name="Standard" style:list-style-name="WW8Num17">
      <style:paragraph-properties fo:text-align="justify" style:justify-single-word="false"/>
      <style:text-properties fo:letter-spacing="-0.0016in"/>
    </style:style>
    <style:style style:name="P121" style:family="paragraph" style:parent-style-name="Standard" style:list-style-name="WW8Num21">
      <style:paragraph-properties fo:text-align="justify" style:justify-single-word="false"/>
      <style:text-properties fo:letter-spacing="-0.0016in"/>
    </style:style>
    <style:style style:name="P122" style:family="paragraph" style:parent-style-name="Standard" style:list-style-name="WW8Num1">
      <style:paragraph-properties fo:text-align="justify" style:justify-single-word="false"/>
      <style:text-properties fo:letter-spacing="-0.0016in"/>
    </style:style>
    <style:style style:name="P123" style:family="paragraph" style:parent-style-name="Standard" style:list-style-name="WW8Num3"/>
    <style:style style:name="P124" style:family="paragraph" style:parent-style-name="Standard" style:list-style-name="WW8Num3">
      <style:text-properties officeooo:rsid="00217796" officeooo:paragraph-rsid="00217796"/>
    </style:style>
    <style:style style:name="P125" style:family="paragraph" style:parent-style-name="Standard" style:list-style-name="WW8Num20"/>
    <style:style style:name="P126" style:family="paragraph" style:parent-style-name="Standard" style:list-style-name="WW8Num9"/>
    <style:style style:name="P127" style:family="paragraph" style:parent-style-name="Standard" style:list-style-name="WW8Num18">
      <style:paragraph-properties fo:text-align="justify" style:justify-single-word="false"/>
      <style:text-properties fo:letter-spacing="0.0098in"/>
    </style:style>
    <style:style style:name="P128" style:family="paragraph" style:parent-style-name="Standard">
      <style:text-properties officeooo:rsid="00290094" officeooo:paragraph-rsid="00290094"/>
    </style:style>
    <style:style style:name="T1" style:family="text">
      <style:text-properties style:font-name="Liberation Sans"/>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text-transform="uppercase"/>
    </style:style>
    <style:style style:name="T5" style:family="text">
      <style:text-properties fo:text-transform="uppercase" fo:language="none" fo:country="none" style:language-asian="none" style:country-asian="none"/>
    </style:style>
    <style:style style:name="T6" style:family="text">
      <style:text-properties fo:font-weight="bold" style:font-weight-asian="bold" style:font-weight-complex="bold"/>
    </style:style>
    <style:style style:name="T7" style:family="text">
      <style:text-properties style:font-size-complex="14pt"/>
    </style:style>
    <style:style style:name="T8" style:family="text">
      <style:text-properties fo:language="none" fo:country="none" style:language-asian="none" style:country-asian="none"/>
    </style:style>
    <style:style style:name="T9" style:family="text">
      <style:text-properties fo:language="none" fo:country="none" fo:font-weight="bold" style:language-asian="none" style:country-asian="none" style:font-weight-asian="bold" style:font-weight-complex="bold"/>
    </style:style>
    <style:style style:name="T10" style:family="text">
      <style:text-properties fo:letter-spacing="0.0016in"/>
    </style:style>
    <style:style style:name="T11" style:family="text">
      <style:text-properties fo:letter-spacing="0.0016in" fo:language="none" fo:country="none" style:language-asian="none" style:country-asian="none"/>
    </style:style>
    <style:style style:name="T12" style:family="text">
      <style:text-properties fo:letter-spacing="0.0008in"/>
    </style:style>
    <style:style style:name="T13" style:family="text">
      <style:text-properties fo:letter-spacing="0.0008in" fo:language="none" fo:country="none" style:language-asian="none" style:country-asian="none"/>
    </style:style>
    <style:style style:name="T14" style:family="text">
      <style:text-properties fo:letter-spacing="0.0008in" officeooo:rsid="001bfbf1"/>
    </style:style>
    <style:style style:name="T15" style:family="text">
      <style:text-properties fo:letter-spacing="0.0035in"/>
    </style:style>
    <style:style style:name="T16" style:family="text">
      <style:text-properties fo:letter-spacing="0.0035in" fo:language="none" fo:country="none" style:language-asian="none" style:country-asian="none"/>
    </style:style>
    <style:style style:name="T17" style:family="text">
      <style:text-properties fo:letter-spacing="-0.0063in" fo:language="none" fo:country="none" style:language-asian="none" style:country-asian="none"/>
    </style:style>
    <style:style style:name="T18" style:family="text">
      <style:text-properties fo:letter-spacing="0.0028in"/>
    </style:style>
    <style:style style:name="T19" style:family="text">
      <style:text-properties fo:letter-spacing="0.0028in" officeooo:rsid="00201322"/>
    </style:style>
    <style:style style:name="T20" style:family="text">
      <style:text-properties fo:color="#000000" loext:opacity="100%" fo:letter-spacing="0.0016in" style:font-size-complex="13pt"/>
    </style:style>
    <style:style style:name="T21" style:family="text">
      <style:text-properties fo:color="#000000" loext:opacity="100%" style:font-size-complex="13pt"/>
    </style:style>
    <style:style style:name="T22" style:family="text">
      <style:text-properties fo:color="#000000" loext:opacity="100%" fo:letter-spacing="0.0008in" style:font-size-complex="13pt"/>
    </style:style>
    <style:style style:name="T23" style:family="text">
      <style:text-properties fo:color="#000000" loext:opacity="100%" fo:letter-spacing="0.002in" style:font-size-complex="13pt"/>
    </style:style>
    <style:style style:name="T24" style:family="text">
      <style:text-properties fo:letter-spacing="0.0063in"/>
    </style:style>
    <style:style style:name="T25" style:family="text">
      <style:text-properties fo:language="en" fo:country="US"/>
    </style:style>
    <style:style style:name="T26" style:family="text">
      <style:text-properties fo:language="en" fo:country="US" officeooo:rsid="000f89c8"/>
    </style:style>
    <style:style style:name="T27" style:family="text">
      <style:text-properties fo:language="en" fo:country="US" officeooo:rsid="00201322"/>
    </style:style>
    <style:style style:name="T28" style:family="text">
      <style:text-properties fo:letter-spacing="-0.0016in"/>
    </style:style>
    <style:style style:name="T29" style:family="text">
      <style:text-properties fo:letter-spacing="-0.0075in"/>
    </style:style>
    <style:style style:name="T30" style:family="text">
      <style:text-properties fo:letter-spacing="0.0047in"/>
    </style:style>
    <style:style style:name="T31" style:family="text">
      <style:text-properties fo:letter-spacing="-0.0173in"/>
    </style:style>
    <style:style style:name="T32" style:family="text">
      <style:text-properties fo:letter-spacing="0.0055in"/>
    </style:style>
    <style:style style:name="T33" style:family="text">
      <style:text-properties fo:letter-spacing="0.0055in" officeooo:rsid="001bfbf1"/>
    </style:style>
    <style:style style:name="T34" style:family="text">
      <style:text-properties fo:letter-spacing="0.002in"/>
    </style:style>
    <style:style style:name="T35" style:family="text">
      <style:text-properties fo:letter-spacing="0.0102in"/>
    </style:style>
    <style:style style:name="T36" style:family="text">
      <style:text-properties fo:letter-spacing="-0.002in"/>
    </style:style>
    <style:style style:name="T37" style:family="text">
      <style:text-properties fo:letter-spacing="-0.002in" officeooo:rsid="002570a7"/>
    </style:style>
    <style:style style:name="T38" style:family="text">
      <style:text-properties fo:letter-spacing="-0.0008in"/>
    </style:style>
    <style:style style:name="T39" style:family="text">
      <style:text-properties fo:letter-spacing="0.0098in"/>
    </style:style>
    <style:style style:name="T40" style:family="text">
      <style:text-properties officeooo:rsid="0011637c"/>
    </style:style>
    <style:style style:name="T41" style:family="text">
      <style:text-properties officeooo:rsid="00175214"/>
    </style:style>
    <style:style style:name="T42" style:family="text">
      <style:text-properties officeooo:rsid="00180911"/>
    </style:style>
    <style:style style:name="T43" style:family="text">
      <style:text-properties officeooo:rsid="001bfbf1"/>
    </style:style>
    <style:style style:name="T44" style:family="text">
      <style:text-properties officeooo:rsid="001dd120"/>
    </style:style>
    <style:style style:name="T45" style:family="text">
      <style:text-properties officeooo:rsid="00201322"/>
    </style:style>
    <style:style style:name="T46" style:family="text">
      <style:text-properties officeooo:rsid="00217796"/>
    </style:style>
    <style:style style:name="T47" style:family="text">
      <style:text-properties officeooo:rsid="002693c5"/>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editable="false">
        <style:columns fo:column-count="1" fo:column-gap="0in"/>
      </style:section-properties>
    </style:style>
    <text:list-style style:name="L1">
      <text:list-level-style-number text:level="1" text:style-name="WW8Num15z0" loext:num-list-format="%1%." style:num-suffix="." style:num-format="1" text:start-value="2">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8Num15z0" loext:num-list-format="%1%." style:num-suffix="." style:num-format="1" text:start-value="3">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2"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3"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5"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8Num15z0" loext:num-list-format="%1%." style:num-suffix="." style:num-format="1" text:start-value="5">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8Num15z0" loext:num-list-format="%1%." style:num-suffix="." style:num-format="1" text:start-value="7">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8Num15z0" loext:num-list-format="%1%." style:num-suffix="." style:num-format="1" text:start-value="8">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
      <text:p text:style-name="P6">МИНИСТЕРСТВО ЦИФРОВОГО РАЗВИТИЯ, СВЯЗИИ МАССОВЫХ КОММУНИКАЦИЙ РОССИЙСКОЙ ФЕДЕРАЦИИ</text:p>
      <text:p text:style-name="P6">ФЕДЕРАЛЬНОЕ ГОСУДАРСТВЕННОЕ БЮДЖЕТНОЕ ОБРАЗОВАТЕЛЬНОЕ УЧРЕЖДЕНИЕ ВЫСШЕГО ОБРАЗОВАНИЯ "САНКТ-ПЕТЕРБУРГСКИЙ</text:p>
      <text:p text:style-name="P6">ГОСУДАРСТВЕННЫЙ УНИВЕРСИТЕТ ТЕЛЕКОММУНИКАЦИЙ ИМ. ПРОФ. М. А. БОНЧ-БРУЕВИЧА"</text:p>
      <text:p text:style-name="P6"/>
      <text:p text:style-name="P6">Факультет инфокоммуникационных сетей и систем </text:p>
      <text:p text:style-name="P6">Кафедра сетей связи и передачи данных</text:p>
      <text:p text:style-name="P6"/>
      <text:p text:style-name="P6"/>
      <text:p text:style-name="P6"/>
      <text:p text:style-name="P6"/>
      <text:p text:style-name="P6"/>
      <text:p text:style-name="P6"/>
      <text:p text:style-name="P6"/>
      <text:p text:style-name="P6"/>
      <text:p text:style-name="P6"/>
      <text:p text:style-name="P6"/>
      <text:p text:style-name="P6"/>
      <text:p text:style-name="P6">ЛАБОРАТОРНАЯ РАБОТА №1</text:p>
      <text:p text:style-name="P6">по дисциплине «Полный жизненный цикл программного обеспечения»</text:p>
      <text:p text:style-name="P6"/>
      <text:p text:style-name="P6"/>
      <text:p text:style-name="P6"/>
      <text:p text:style-name="P8"/>
      <text:p text:style-name="P8"/>
      <text:p text:style-name="P8"/>
      <text:p text:style-name="P6"/>
      <text:p text:style-name="P9">Выполнили:</text:p>
      <text:p text:style-name="P9">студенты 4 курса </text:p>
      <text:p text:style-name="P9">ИКПИ-14 </text:p>
      <text:p text:style-name="P9">Дунаев В.Е.</text:p>
      <text:p text:style-name="P9">Крылов А.В.</text:p>
      <text:p text:style-name="P9">Хохлов <text:s/>Т.В.</text:p>
      <text:p text:style-name="P20"/>
      <text:p text:style-name="P20"/>
      <text:p text:style-name="P20"/>
      <text:p text:style-name="P20"/>
      <text:p text:style-name="P20"/>
      <text:p text:style-name="P20"/>
      <text:p text:style-name="P20"/>
      <text:p text:style-name="P10"/>
      <text:p text:style-name="P7">Санкт-Петербург</text:p>
      <text:p text:style-name="P98"/>
      <text:p text:style-name="P17"/>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Компьютерная игра «боярский турнир»</text:p>
      <text:p text:style-name="P18"/>
      <text:p text:style-name="P19"/>
      <text:p text:style-name="P36"><text:s/>Техническое задание</text:p>
      <text:p text:style-name="P21"/>
      <text:p text:style-name="P13">А.В.00001-01 ТЗ 01</text:p>
      <text:p text:style-name="P13"/>
      <text:p text:style-name="P13"/>
      <text:p text:style-name="P37">Листов <text:page-count>18</text:page-count></text:p>
      <text:h text:style-name="P74" text:outline-level="1"><text:bookmark-start text:name="__RefHeading___Toc178980744"/>Содержание<text:bookmark-end text:name="__RefHeading___Toc178980744"/></text:h>
      <text:p text:style-name="P16"/>
      <text:p text:style-name="P23"/>
      <text:p text:style-name="P3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8118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3937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7874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1.1811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78980744" text:style-name="Index_20_Link" text:visited-style-name="Index_20_Link"><text:span text:style-name="T5">Содержание</text:span><text:span text:style-name="T8"><text:tab/>2</text:span></text:a></text:p>
          <text:p text:style-name="Contents_20_1"><text:a xlink:type="simple" xlink:href="#__RefHeading___Toc178980745" text:style-name="Index_20_Link" text:visited-style-name="Index_20_Link"><text:span text:style-name="T8">1.</text:span><text:span text:style-name="T5"> Введение</text:span><text:span text:style-name="T8"><text:tab/>4</text:span></text:a></text:p>
          <text:p text:style-name="Contents_20_2"><text:a xlink:type="simple" xlink:href="#__RefHeading___Toc178980746" text:style-name="Index_20_Link" text:visited-style-name="Index_20_Link"><text:span text:style-name="T9">1.1. Наименование программы</text:span><text:span text:style-name="T8"><text:tab/>4</text:span></text:a></text:p>
          <text:p text:style-name="Contents_20_2"><text:a xlink:type="simple" xlink:href="#__RefHeading___Toc178980747" text:style-name="Index_20_Link" text:visited-style-name="Index_20_Link"><text:span text:style-name="T9">1.2. Краткая характеристика области применения программы</text:span><text:span text:style-name="T8"><text:tab/>4</text:span></text:a></text:p>
          <text:p text:style-name="Contents_20_1"><text:a xlink:type="simple" xlink:href="#__RefHeading___Toc178980748" text:style-name="Index_20_Link" text:visited-style-name="Index_20_Link"><text:span text:style-name="T8">2.</text:span><text:span text:style-name="T5"> Основание для разработки</text:span><text:span text:style-name="T8"><text:tab/>4</text:span></text:a></text:p>
          <text:p text:style-name="Contents_20_2"><text:a xlink:type="simple" xlink:href="#__RefHeading___Toc178980749" text:style-name="Index_20_Link" text:visited-style-name="Index_20_Link"><text:span text:style-name="T9">2.1. Основание для проведения разработки</text:span><text:span text:style-name="T8"><text:tab/>4</text:span></text:a></text:p>
          <text:p text:style-name="Contents_20_2"><text:a xlink:type="simple" xlink:href="#__RefHeading___Toc178980750" text:style-name="Index_20_Link" text:visited-style-name="Index_20_Link"><text:span text:style-name="T9">2.2. Наименование и условное обозначение темы разработки</text:span><text:span text:style-name="T8"><text:tab/>4</text:span></text:a></text:p>
          <text:p text:style-name="Contents_20_1"><text:a xlink:type="simple" xlink:href="#__RefHeading___Toc178980751" text:style-name="Index_20_Link" text:visited-style-name="Index_20_Link"><text:span text:style-name="T8">3.</text:span><text:span text:style-name="T5"> Назначение разработки</text:span><text:span text:style-name="T8"><text:tab/>5</text:span></text:a></text:p>
          <text:p text:style-name="Contents_20_2"><text:a xlink:type="simple" xlink:href="#__RefHeading___Toc178980752" text:style-name="Index_20_Link" text:visited-style-name="Index_20_Link"><text:span text:style-name="T9">3.1. Функциональное назначение программы</text:span><text:span text:style-name="T8"><text:tab/>5</text:span></text:a></text:p>
          <text:p text:style-name="Contents_20_2"><text:a xlink:type="simple" xlink:href="#__RefHeading___Toc178980753" text:style-name="Index_20_Link" text:visited-style-name="Index_20_Link"><text:span text:style-name="T9">3.2. Эксплуатационное назначение программы</text:span><text:span text:style-name="T8"><text:tab/>5</text:span></text:a></text:p>
          <text:p text:style-name="Contents_20_1"><text:a xlink:type="simple" xlink:href="#__RefHeading___Toc178980754" text:style-name="Index_20_Link" text:visited-style-name="Index_20_Link"><text:span text:style-name="T8">4.</text:span><text:span text:style-name="T5"> Требования к программе</text:span><text:span text:style-name="T8"><text:tab/>5</text:span></text:a></text:p>
          <text:p text:style-name="Contents_20_2"><text:a xlink:type="simple" xlink:href="#__RefHeading___Toc178980755" text:style-name="Index_20_Link" text:visited-style-name="Index_20_Link"><text:span text:style-name="T9">4.1. Требования к функциональным характеристикам</text:span><text:span text:style-name="T8"><text:tab/>5</text:span></text:a></text:p>
          <text:p text:style-name="Contents_20_3"><text:a xlink:type="simple" xlink:href="#__RefHeading___Toc178980756" text:style-name="Index_20_Link" text:visited-style-name="Index_20_Link"><text:span text:style-name="T8">4.1.1. Требования к составу выполняемых функций<text:tab/>5</text:span></text:a></text:p>
          <text:p text:style-name="Contents_20_3"><text:a xlink:type="simple" xlink:href="#__RefHeading___Toc178980757" text:style-name="Index_20_Link" text:visited-style-name="Index_20_Link"><text:span text:style-name="T11">4.1.2. Требования к организации входных данных</text:span><text:span text:style-name="T8"><text:tab/>6</text:span></text:a></text:p>
          <text:p text:style-name="Contents_20_3"><text:a xlink:type="simple" xlink:href="#__RefHeading___Toc178980758" text:style-name="Index_20_Link" text:visited-style-name="Index_20_Link"><text:span text:style-name="T11">4.1.3. Требования к организации выходных данных</text:span><text:span text:style-name="T8"><text:tab/>6</text:span></text:a></text:p>
          <text:p text:style-name="Contents_20_3"><text:a xlink:type="simple" xlink:href="#__RefHeading___Toc178980759" text:style-name="Index_20_Link" text:visited-style-name="Index_20_Link"><text:span text:style-name="T8">4.1.4. Требования к временным характеристикам<text:tab/>7</text:span></text:a></text:p>
          <text:p text:style-name="Contents_20_2"><text:a xlink:type="simple" xlink:href="#__RefHeading___Toc178980760" text:style-name="Index_20_Link" text:visited-style-name="Index_20_Link"><text:span text:style-name="T9">4.2. Требования к надежности</text:span><text:span text:style-name="T8"><text:tab/>7</text:span></text:a></text:p>
          <text:p text:style-name="Contents_20_3"><text:a xlink:type="simple" xlink:href="#__RefHeading___Toc178980761" text:style-name="Index_20_Link" text:visited-style-name="Index_20_Link"><text:span text:style-name="T8">4.2.1.</text:span><text:span text:style-name="T13"> Требования к обеспечению надежного (устойчивого) </text:span><text:span text:style-name="T8">функционирования программы<text:tab/>8</text:span></text:a></text:p>
          <text:p text:style-name="Contents_20_3"><text:a xlink:type="simple" xlink:href="#__RefHeading___Toc178980762" text:style-name="Index_20_Link" text:visited-style-name="Index_20_Link"><text:span text:style-name="T16">4.2.2. Время восстановления после отказа</text:span><text:span text:style-name="T8"><text:tab/>8</text:span></text:a></text:p>
          <text:p text:style-name="Contents_20_3"><text:a xlink:type="simple" xlink:href="#__RefHeading___Toc178980763" text:style-name="Index_20_Link" text:visited-style-name="Index_20_Link"><text:span text:style-name="T13">4.2.3. Отказы из-за некорректных действий игрока</text:span><text:span text:style-name="T8"><text:tab/>8</text:span></text:a></text:p>
          <text:p text:style-name="Contents_20_2"><text:a xlink:type="simple" xlink:href="#__RefHeading___Toc178980764" text:style-name="Index_20_Link" text:visited-style-name="Index_20_Link"><text:span text:style-name="T9">4.3. Условия эксплуатации</text:span><text:span text:style-name="T8"><text:tab/>9</text:span></text:a></text:p>
          <text:p text:style-name="Contents_20_3"><text:a xlink:type="simple" xlink:href="#__RefHeading___Toc178980765" text:style-name="Index_20_Link" text:visited-style-name="Index_20_Link"><text:span text:style-name="T8">4.3.1. Климатические условия эксплуатации<text:tab/>9</text:span></text:a></text:p>
          <text:p text:style-name="Contents_20_3"><text:a xlink:type="simple" xlink:href="#__RefHeading___Toc178980766" text:style-name="Index_20_Link" text:visited-style-name="Index_20_Link"><text:span text:style-name="T11">4.3.2. Требования к видам обслуживания</text:span><text:span text:style-name="T8"><text:tab/>9</text:span></text:a></text:p>
          <text:p text:style-name="Contents_20_2"><text:a xlink:type="simple" xlink:href="#__RefHeading___Toc178980767" text:style-name="Index_20_Link" text:visited-style-name="Index_20_Link"><text:span text:style-name="T9">4.4. Требования к составу и параметрам технических средств</text:span><text:span text:style-name="T8"><text:tab/>9</text:span></text:a></text:p>
          <text:p text:style-name="Contents_20_2"><text:a xlink:type="simple" xlink:href="#__RefHeading___Toc178980768" text:style-name="Index_20_Link" text:visited-style-name="Index_20_Link"><text:span text:style-name="T9">4.5. Требования к информационной и программной совместимости</text:span><text:span text:style-name="T8"><text:tab/>9</text:span></text:a></text:p>
          <text:p text:style-name="Contents_20_3"><text:a xlink:type="simple" xlink:href="#__RefHeading___Toc178980769" text:style-name="Index_20_Link" text:visited-style-name="Index_20_Link"><text:span text:style-name="T17">4.5.1. Требования к информационным структурам и методам решения</text:span><text:span text:style-name="T8"><text:tab/>9</text:span></text:a></text:p>
          <text:p text:style-name="Contents_20_3"><text:a xlink:type="simple" xlink:href="#__RefHeading___Toc178980770" text:style-name="Index_20_Link" text:visited-style-name="Index_20_Link"><text:span text:style-name="T13">4.5.2. Требования к исходным кодам и языкам программирования</text:span><text:span text:style-name="T8"><text:tab/>10</text:span></text:a></text:p>
          <text:p text:style-name="Contents_20_3"><text:a xlink:type="simple" xlink:href="#__RefHeading___Toc178980771" text:style-name="Index_20_Link" text:visited-style-name="Index_20_Link"><text:span text:style-name="T13">4.5.3. Требования к защите информации и программ</text:span><text:span text:style-name="T8"><text:tab/>10</text:span></text:a></text:p>
          <text:p text:style-name="Contents_20_2"><text:a xlink:type="simple" xlink:href="#__RefHeading___Toc178980772" text:style-name="Index_20_Link" text:visited-style-name="Index_20_Link"><text:span text:style-name="T9">4.6. Специальные требования</text:span><text:span text:style-name="T8"><text:tab/>10</text:span></text:a></text:p>
          <text:p text:style-name="Contents_20_1"><text:a xlink:type="simple" xlink:href="#__RefHeading___Toc178980773" text:style-name="Index_20_Link" text:visited-style-name="Index_20_Link"><text:span text:style-name="T8">5.</text:span><text:span text:style-name="T5"> Требования к программной документации</text:span><text:span text:style-name="T8"><text:tab/>10</text:span></text:a></text:p>
          <text:p text:style-name="Contents_20_2"><text:a xlink:type="simple" xlink:href="#__RefHeading___Toc178980774" text:style-name="Index_20_Link" text:visited-style-name="Index_20_Link"><text:span text:style-name="T9">5.1. Предварительный состав программной документации</text:span><text:span text:style-name="T8"><text:tab/>10</text:span></text:a></text:p>
          <text:p text:style-name="Contents_20_2"><text:a xlink:type="simple" xlink:href="#__RefHeading___Toc178980775" text:style-name="Index_20_Link" text:visited-style-name="Index_20_Link"><text:span text:style-name="T9">5.2. Специальные требования к программной документации</text:span><text:span text:style-name="T8"><text:tab/>11</text:span></text:a></text:p>
          <text:p text:style-name="Contents_20_1"><text:a xlink:type="simple" xlink:href="#__RefHeading___Toc178980776" text:style-name="Index_20_Link" text:visited-style-name="Index_20_Link"><text:span text:style-name="T8">6.</text:span><text:span text:style-name="T5"> Технико-экономические показатели</text:span><text:span text:style-name="T8"><text:tab/>11</text:span></text:a></text:p>
          <text:p text:style-name="Contents_20_1"><text:a xlink:type="simple" xlink:href="#__RefHeading___Toc178980777" text:style-name="Index_20_Link" text:visited-style-name="Index_20_Link"><text:span text:style-name="T8">7.</text:span><text:span text:style-name="T5"> Стадии и этапы разработки</text:span><text:span text:style-name="T8"><text:tab/>11</text:span></text:a></text:p>
          <text:p text:style-name="Contents_20_2"><text:a xlink:type="simple" xlink:href="#__RefHeading___Toc178980778" text:style-name="Index_20_Link" text:visited-style-name="Index_20_Link"><text:span text:style-name="T9">7.1. Стадии разработки</text:span><text:span text:style-name="T8"><text:tab/>11</text:span></text:a></text:p>
          <text:p text:style-name="Contents_20_2"><text:a xlink:type="simple" xlink:href="#__RefHeading___Toc178980779" text:style-name="Index_20_Link" text:visited-style-name="Index_20_Link"><text:span text:style-name="T9">7.2. Этапы разработки</text:span><text:span text:style-name="T8"><text:tab/>12</text:span></text:a></text:p>
          <text:p text:style-name="Contents_20_2"><text:a xlink:type="simple" xlink:href="#__RefHeading___Toc178980780" text:style-name="Index_20_Link" text:visited-style-name="Index_20_Link"><text:span text:style-name="T9">7.3. Содержание работ по этапам</text:span><text:span text:style-name="T8"><text:tab/>12</text:span></text:a></text:p>
          <text:p text:style-name="Contents_20_2"><text:a xlink:type="simple" xlink:href="#__RefHeading___Toc178980781" text:style-name="Index_20_Link" text:visited-style-name="Index_20_Link"><text:soft-page-break/><text:span text:style-name="T9">7.4. Исполнители</text:span><text:span text:style-name="T8"><text:tab/>13</text:span></text:a></text:p>
          <text:p text:style-name="Contents_20_1"><text:a xlink:type="simple" xlink:href="#__RefHeading___Toc178980782" text:style-name="Index_20_Link" text:visited-style-name="Index_20_Link"><text:span text:style-name="T8">8.</text:span><text:span text:style-name="T5"> Порядок контроля и приемки</text:span><text:span text:style-name="T8"><text:tab/>13</text:span></text:a></text:p>
          <text:p text:style-name="Contents_20_2"><text:a xlink:type="simple" xlink:href="#__RefHeading___Toc178980783" text:style-name="Index_20_Link" text:visited-style-name="Index_20_Link"><text:span text:style-name="T9">8.1. Виды испытаний</text:span><text:span text:style-name="T8"><text:tab/>13</text:span></text:a></text:p>
          <text:p text:style-name="Contents_20_2"><text:a xlink:type="simple" xlink:href="#__RefHeading___Toc178980784" text:style-name="Index_20_Link" text:visited-style-name="Index_20_Link"><text:span text:style-name="T9">8.2. Общие требования к приемке работы</text:span><text:span text:style-name="T8"><text:tab/>14</text:span></text:a></text:p>
        </text:index-body>
      </text:table-of-content>
      <text:p text:style-name="P14"/>
      <text:p text:style-name="P23"/>
      <text:h text:style-name="P75" text:outline-level="1" loext:marker-style-name="T4"><text:bookmark-start text:name="__RefHeading___Toc178980745"/>Введение<text:bookmark-end text:name="__RefHeading___Toc178980745"/></text:h>
      <text:p text:style-name="P22"/>
      <text:p text:style-name="Standard"/>
      <text:p text:style-name="Standard"/>
      <text:p text:style-name="Standard"/>
      <text:h text:style-name="P77" text:outline-level="2" loext:marker-style-name="T6"><text:bookmark-start text:name="__RefHeading___Toc178980746"/>Наименование программы<text:bookmark-end text:name="__RefHeading___Toc178980746"/></text:h>
      <text:p text:style-name="P23"/>
      <text:p text:style-name="Standard"/>
      <text:p text:style-name="Standard"/>
      <text:p text:style-name="P34">Наименование - «Боярский турнир».</text:p>
      <text:p text:style-name="Standard"/>
      <text:p text:style-name="Standard"/>
      <text:p text:style-name="Standard"/>
      <text:p text:style-name="Standard"/>
      <text:h text:style-name="P77" text:outline-level="2" loext:marker-style-name="T6"><text:bookmark-start text:name="__RefHeading___Toc178980747"/>Краткая характеристика области применения программы<text:bookmark-end text:name="__RefHeading___Toc178980747"/></text:h>
      <text:p text:style-name="P23"/>
      <text:p text:style-name="Standard"/>
      <text:p text:style-name="Standard"/>
      <text:p text:style-name="P39">"Боярский турнир" — это многопользовательская игра в жанре RTS (real-time strategy), ориентированная на русскоязычный сегмент. Игровой мир выполнен в древнерусской тематике, в котором игроки используют коллекционируемые «карты» для участия в онлайн-сражениях. Цель проекта — заполнить нишу на рынке мобильных игр после ухода Supercell из России, предоставив альтернативу Clash Royale, используя знакомые элементы геймплея и тематику.</text:p>
      <text:p text:style-name="Standard"/>
      <text:p text:style-name="Standard"/>
      <text:p text:style-name="Standard"/>
      <text:h text:style-name="P76" text:outline-level="1" loext:marker-style-name="T4"><text:bookmark-start text:name="__RefHeading___Toc178980748"/>Основание для разработки<text:bookmark-end text:name="__RefHeading___Toc178980748"/></text:h>
      <text:p text:style-name="P22"/>
      <text:p text:style-name="P128"/>
      <text:p text:style-name="Standard"/>
      <text:p text:style-name="Standard"/>
      <text:list text:style-name="L1">
        <text:list-item>
          <text:list>
            <text:list-item>
              <text:h text:style-name="P78" text:outline-level="2" loext:marker-style-name="T6"><text:bookmark-start text:name="__RefHeading___Toc178980749"/>Основание для проведения разработки<text:bookmark-end text:name="__RefHeading___Toc178980749"/></text:h>
            </text:list-item>
          </text:list>
        </text:list-item>
      </text:list>
      <text:p text:style-name="P23"/>
      <text:p text:style-name="Standard"/>
      <text:p text:style-name="Standard"/>
      <text:p text:style-name="P43">Игра создается в рамках проекта по разработке альтернативных мобильных игр на фоне ухода Supercell из российского рынка. Разработчик стремится предоставить продукт, который мог бы стать конкурентоспособным среди аналогичных игр, используя тематику древней Руси, которая недостаточно освещена в индустрии.</text:p>
      <text:p text:style-name="P43"><text:span text:style-name="T10"/></text:p>
      <text:p text:style-name="P43"/>
      <text:p text:style-name="Standard"/>
      <text:p text:style-name="Standard"/>
      <text:list text:continue-numbering="true" text:style-name="L1">
        <text:list-item>
          <text:list>
            <text:list-item>
              <text:h text:style-name="P84" text:outline-level="2" loext:marker-style-name="T6"><text:bookmark-start text:name="__RefHeading___Toc178980750"/><text:span text:style-name="T6">Наименование и условное обозначение темы разработки</text:span><text:bookmark-end text:name="__RefHeading___Toc178980750"/></text:h>
            </text:list-item>
          </text:list>
        </text:list-item>
      </text:list>
      <text:p text:style-name="P23"/>
      <text:p text:style-name="Standard"/>
      <text:p text:style-name="P44">Наименование темы разработки - «Разработка программы Боярский турнир».</text:p>
      <text:p text:style-name="P44"/>
      <text:p text:style-name="P44">Условное обозначение темы разработки (шифр темы) - «А.В.00001».</text:p>
      <text:p text:style-name="Standard"><text:soft-page-break/></text:p>
      <text:h text:style-name="P76" text:outline-level="1" loext:marker-style-name="T4"><text:bookmark-start text:name="__RefHeading___Toc178980751"/>Назначение разработки<text:bookmark-end text:name="__RefHeading___Toc178980751"/></text:h>
      <text:p text:style-name="P22"/>
      <text:p text:style-name="Standard"/>
      <text:p text:style-name="Standard"/>
      <text:p text:style-name="Standard"/>
      <text:list text:style-name="L2">
        <text:list-item>
          <text:list>
            <text:list-item>
              <text:h text:style-name="P79" text:outline-level="2" loext:marker-style-name="T6"><text:bookmark-start text:name="__RefHeading___Toc178980752"/>Функциональное назначение программы<text:bookmark-end text:name="__RefHeading___Toc178980752"/></text:h>
            </text:list-item>
          </text:list>
        </text:list-item>
      </text:list>
      <text:p text:style-name="P23"/>
      <text:p text:style-name="Standard"/>
      <text:p text:style-name="Standard"/>
      <text:p text:style-name="P39">Функциональное назначение программы "Боярский турнир" заключается в предоставлении пользователям развлечения в виде стратегических сражений, схожих с Clash Royale, но в сеттинге древней Руси. Игра предназначена как для одиночной игры против ИИ, так и для многопользовательских сражений онлайн.</text:p>
      <text:p text:style-name="Standard"/>
      <text:p text:style-name="Standard"/>
      <text:p text:style-name="Standard"/>
      <text:list text:continue-numbering="true" text:style-name="L2">
        <text:list-item>
          <text:list>
            <text:list-item>
              <text:h text:style-name="P79" text:outline-level="2" loext:marker-style-name="T6"><text:bookmark-start text:name="__RefHeading___Toc178980753"/>Эксплуатационное назначение программы<text:bookmark-end text:name="__RefHeading___Toc178980753"/></text:h>
            </text:list-item>
          </text:list>
        </text:list-item>
      </text:list>
      <text:p text:style-name="P23"/>
      <text:p text:style-name="Standard"/>
      <text:p text:style-name="Standard"/>
      <text:p text:style-name="P48">Эксплуатационное назначение программы "Боярский турнир" заключается в работе на мобильных платформах и ПК, предоставляя пользователям платформу для стратегических сражений и развлечений.</text:p>
      <text:p text:style-name="Standard"/>
      <text:p text:style-name="Standard"/>
      <text:p text:style-name="Standard"/>
      <text:h text:style-name="P76" text:outline-level="1" loext:marker-style-name="T4"><text:bookmark-start text:name="__RefHeading___Toc178980754"/>Требования к программе<text:bookmark-end text:name="__RefHeading___Toc178980754"/></text:h>
      <text:p text:style-name="P22"/>
      <text:p text:style-name="Standard"/>
      <text:p text:style-name="Standard"/>
      <text:p text:style-name="Standard"/>
      <text:list xml:id="list2137148851" text:style-name="L3">
        <text:list-item>
          <text:list>
            <text:list-item>
              <text:h text:style-name="P80" text:outline-level="2" loext:marker-style-name="T6"><text:bookmark-start text:name="__RefHeading___Toc178980755"/>Требования к функциональным характеристикам<text:bookmark-end text:name="__RefHeading___Toc178980755"/></text:h>
            </text:list-item>
          </text:list>
        </text:list-item>
      </text:list>
      <text:p text:style-name="P23"/>
      <text:p text:style-name="Standard"/>
      <text:p text:style-name="Standard"/>
      <text:p text:style-name="Standard"/>
      <text:h text:style-name="P86" text:outline-level="3"><text:bookmark-start text:name="__RefHeading___Toc178980756"/>Требования к составу выполняемых функций<text:bookmark-end text:name="__RefHeading___Toc178980756"/></text:h>
      <text:p text:style-name="Standard"/>
      <text:p text:style-name="Standard"/>
      <text:list text:style-name="L4">
        <text:list-header>
          <text:p text:style-name="P99"><text:s text:c="8"/><text:tab/>Top-down представление игрового мира : Игроки должны иметь возможность просматривать игровой мир в режиме Top-down, который позволяет им видеть всю карту и все объекты на ней. Это представление должно быть реализовано в виде 2D-графики, которая обеспечивает четкое и детальное изображение игрового мира.</text:p>
        </text:list-header>
      </text:list>
      <text:p text:style-name="Standard"/>
      <text:p text:style-name="Standard">Top-down представление игрового мира должно включать в себя следующие элементы:</text:p>
      <text:p text:style-name="Standard"/>
      <text:list text:style-name="L5">
        <text:list-item>
          <text:p text:style-name="P100">Карта</text:p>
        </text:list-item>
        <text:list-item>
          <text:p text:style-name="P100">Объекты</text:p>
        </text:list-item>
        <text:list-item>
          <text:p text:style-name="P100">Юниты</text:p>
        </text:list-item>
        <text:list-item>
          <text:p text:style-name="P100"><text:soft-page-break/>Ресурсы</text:p>
        </text:list-item>
        <text:list-item>
          <text:p text:style-name="P100">Башни</text:p>
        </text:list-item>
      </text:list>
      <text:p text:style-name="Standard"/>
      <text:p text:style-name="Standard">Top-down представление игрового мира должно быть реализовано таким образом, чтобы игроки могли легко ориентироваться на карте и управлять своими юнитами и ресурсами. </text:p>
      <text:p text:style-name="Standard"/>
      <text:p text:style-name="Standard">Требования к Top-down представлению игрового мира:</text:p>
      <text:p text:style-name="Standard"/>
      <text:list text:style-name="L6">
        <text:list-item>
          <text:p text:style-name="P101">Размер карты: карта должна быть достаточно большой, чтобы игроки могли видеть все объекты на ней, но не слишком большой, чтобы не было трудно ориентироваться.</text:p>
        </text:list-item>
        <text:list-item>
          <text:p text:style-name="P101">Качество графики: графика должна быть четкой и детальной, чтобы игроки могли легко видеть все объекты на карте.</text:p>
        </text:list-item>
        <text:list-item>
          <text:p text:style-name="P101">Скорость обновления: представление должно обновляться быстро, чтобы игроки могли видеть все изменения на карте в режиме реального времени.</text:p>
          <text:p text:style-name="P101"/>
        </text:list-item>
      </text:list>
      <text:p text:style-name="Standard"><text:tab/></text:p>
      <text:p text:style-name="Standard"><text:s text:c="8"/><text:tab/>Сбор ресурсов : Игроки должны иметь возможность собирать ресурсы <text:s/>для призыва юнитов и использования специальных способностей. Ресурсы должны быть представлены в виде эликсира, который можно собирать из различных источников, таких как башни, юниты или специальные объекты на поле боя. <text:span text:style-name="T44">К</text:span>оличество собранных ресурсов должно быть отображено на экране.</text:p>
      <text:p text:style-name="Standard"/>
      <text:p text:style-name="Standard"><text:tab/>Призыв юнитов : Игроки должны иметь возможность призывать юнитов на поле боя, используя собранные ресурсы. Юниты должны быть представлены в виде различных карт, каждая из которых имеет свои уникальные характеристики и способности. Игроки должны иметь возможность выбирать, какие юниты призывать, и когда призывать их, чтобы получить максимальное преимущество на поле боя.</text:p>
      <text:p text:style-name="Standard"/>
      <text:p text:style-name="Standard"><text:tab/>Сражения : Игроки должны иметь возможность участвовать в сражениях с другими игроками или с ИИ. Сражения должны быть представлены в виде реального времени, и игроки должны иметь возможность управлять своими юнитами и использовать специальные способности, чтобы одержать победу.</text:p>
      <text:p text:style-name="Standard"/>
      <text:p text:style-name="Standard"><text:tab/>Использование специальных способностей : Игроки должны иметь возможность использовать специальные способности, такие как магия или особые атаки, для усиления своих юнитов или ослабления противника. Специальные способности должны быть представлены в виде различных карт, каждая из которых имеет свои уникальные характеристики и способности. </text:p>
      <text:p text:style-name="Standard"/>
      <text:p text:style-name="Standard"><text:tab/>Защита башен : Игроки должны иметь возможность защищать свои башни от противника, используя различные стратегии и тактики. Башни должны быть представлены в виде различных объектов на поле боя, каждая из которых имеет свои уникальные характеристики и способности. </text:p>
      <text:p text:style-name="Standard"/>
      <text:p text:style-name="Standard"><text:tab/>Набор карт : Игроки должны иметь возможность собирать и использовать карты с различными юнитами и способностями. Карты должны быть представлены в виде различных объектов, каждая из которых имеет свои уникальные характеристики и способности. Игроки должны иметь возможность выбирать, какие карты использовать, и когда использовать их.</text:p>
      <text:p text:style-name="Standard"/>
      <text:p text:style-name="Standard"><text:tab/>Обмен картами : Игроки должны иметь возможность обмениваться картами с другими игроками или покупать их в магазине. </text:p>
      <text:p text:style-name="Standard"/>
      <text:p text:style-name="Standard"><text:soft-page-break/><text:tab/>Улучшение карт : Игроки должны иметь возможность улучшать свои карты, используя ресурсы и другие материалы. </text:p>
      <text:p text:style-name="Standard"/>
      <text:p text:style-name="Standard"><text:tab/>Сообщество : Игроки должны иметь возможность общаться с другими игроками, участвовать в турнирах и соревнованиях. Сообщество должно быть представлено в виде различных функций, таких как чат, форумы и рейтинги. Игроки должны иметь возможность общаться с другими игроками, обмениваться стратегиями и тактиками, и участвовать в турнирах и соревнованиях, чтобы получить максимальное преимущество на поле боя.</text:p>
      <text:p text:style-name="Standard"/>
      <text:p text:style-name="Standard"/>
      <text:p text:style-name="Standard"><text:tab/>UI главного меню : Игроки должны иметь возможность легко и быстро управлять настройками и выбирать режим игры, используя простое и понятное меню. Это меню должно быть реализовано таким образом, чтобы игроки могли быстро найти и выбрать необходимые опции, не тратя слишком много времени на поиск.</text:p>
      <text:p text:style-name="Standard"/>
      <text:p text:style-name="Standard">UI главного меню должно включать в себя следующие элементы:</text:p>
      <text:p text:style-name="Standard"/>
      <text:list text:style-name="L7">
        <text:list-item>
          <text:p text:style-name="P102">Меню настроек: меню настроек должно быть доступно игрокам для управления различными параметрами игры, такими как звук, графика, управление и другие.</text:p>
        </text:list-item>
        <text:list-item>
          <text:p text:style-name="P102">Выбор режима игры: игроки должны иметь возможность выбирать режим игры, такой как одиночная игра, многопользовательская игра, тренировка и другие.</text:p>
        </text:list-item>
        <text:list-item>
          <text:p text:style-name="P102">Навигация: меню должно быть организовано таким образом, чтобы игроки могли легко перемещаться между различными разделами и найти необходимые опции.</text:p>
        </text:list-item>
        <text:list-item>
          <text:p text:style-name="P102">Оформление: меню должно быть оформлено в стиле игры, чтобы создать единую и привлекательную визуальную идентичность.</text:p>
        </text:list-item>
      </text:list>
      <text:p text:style-name="Standard"/>
      <text:p text:style-name="Standard">Требования к UI главного меню:</text:p>
      <text:p text:style-name="Standard"/>
      <text:list text:style-name="L8">
        <text:list-item>
          <text:p text:style-name="P103">Простота: меню должно быть простым и легко понятным, чтобы игроки могли быстро найти и выбрать необходимые опции.</text:p>
        </text:list-item>
        <text:list-item>
          <text:p text:style-name="P103">Навигация: меню должно быть организовано таким образом, чтобы игроки могли легко перемещаться между различными разделами и найти необходимые опции.</text:p>
        </text:list-item>
        <text:list-item>
          <text:p text:style-name="P103">Оформление: меню должно быть оформлено в стиле игры, чтобы создать единую и привлекательную визуальную идентичность.</text:p>
        </text:list-item>
        <text:list-item>
          <text:p text:style-name="P103">Адаптивность: меню должно быть адаптивным, чтобы игроки могли использовать его на различных устройствах и платформах.</text:p>
        </text:list-item>
      </text:list>
      <text:p text:style-name="Standard"/>
      <text:p text:style-name="Standard">Функциональные требования к UI главного меню:</text:p>
      <text:p text:style-name="Standard"/>
      <text:list text:style-name="L9">
        <text:list-item>
          <text:p text:style-name="P104">Управление настройками: игроки должны иметь возможность управлять различными параметрами игры, такими как звук, графика, управление и другие.</text:p>
        </text:list-item>
        <text:list-item>
          <text:p text:style-name="P104">Выбор режима игры: игроки должны иметь возможность выбирать режим игры, такой как одиночная игра, многопользовательская игра, тренировка и другие.</text:p>
        </text:list-item>
        <text:list-item>
          <text:p text:style-name="P104">Навигация: игроки должны иметь возможность перемещаться между различными разделами меню и находить необходимые опции.</text:p>
        </text:list-item>
        <text:list-item>
          <text:p text:style-name="P104">Сохранение настроек: игроки должны иметь возможность сохранять свои настройки, чтобы они были доступны при следующем запуске игры.</text:p>
        </text:list-item>
      </text:list>
      <text:p text:style-name="Standard"/>
      <text:p text:style-name="Standard"/>
      <text:h text:style-name="P89" text:outline-level="3" loext:marker-style-name="T20"><text:bookmark-start text:name="__RefHeading___Toc178980757"/>Требования к организации входных данных<text:bookmark-end text:name="__RefHeading___Toc178980757"/></text:h>
      <text:p text:style-name="P25"/>
      <text:p text:style-name="Standard"><text:soft-page-break/></text:p>
      <text:p text:style-name="P46">Входными данными для игры "Боярский турнир" являются:</text:p>
      <text:p text:style-name="P46"/>
      <text:list text:style-name="WW8Num4">
        <text:list-item>
          <text:p text:style-name="P105">Данные о пользователях (логин, пароль, никнейм)</text:p>
        </text:list-item>
        <text:list-item>
          <text:p text:style-name="P105">Данные о игровых сессиях (дата и время начала, продолжительность, результат)</text:p>
        </text:list-item>
        <text:list-item>
          <text:p text:style-name="P105">Данные о игровых объектах (башни, юниты, ресурсы)</text:p>
        </text:list-item>
        <text:list-item>
          <text:p text:style-name="P105">Данные о игровых картах (геометрия, текстуры, объекты)</text:p>
        </text:list-item>
        <text:list-item>
          <text:p text:style-name="P105">Данные о сетевых соединениях (адреса, порты, протоколы)</text:p>
        </text:list-item>
      </text:list>
      <text:p text:style-name="P46"/>
      <text:p text:style-name="P46">Требования:</text:p>
      <text:p text:style-name="P46"/>
      <text:list text:style-name="WW8Num22">
        <text:list-item>
          <text:p text:style-name="P106">Данные должны быть представлены в формате JSON, XML или Bin.</text:p>
        </text:list-item>
        <text:list-item>
          <text:p text:style-name="P106">Данные о пользователях должны быть защищены паролем и храниться в зашифрованном виде.</text:p>
        </text:list-item>
        <text:list-item>
          <text:p text:style-name="P106">Данные о игровых сессиях должны быть сохранены на сервере не менее 30 дней.</text:p>
        </text:list-item>
      </text:list>
      <text:p text:style-name="P46"/>
      <text:p text:style-name="P46">Ограничения:</text:p>
      <text:p text:style-name="P46"/>
      <text:list text:style-name="WW8Num19">
        <text:list-item>
          <text:p text:style-name="P107">Длина логина и пароля не должна превышать 32 символа.</text:p>
        </text:list-item>
        <text:list-item>
          <text:p text:style-name="P107">Никнейм должен быть уникальным и не содержать спецсимволов.</text:p>
        </text:list-item>
      </text:list>
      <text:p text:style-name="P47"/>
      <text:p text:style-name="P46">Правила обработки:</text:p>
      <text:p text:style-name="P47"/>
      <text:list text:style-name="WW8Num8">
        <text:list-item>
          <text:p text:style-name="P108">Все входные данные должны быть проверены на корректность и целостность.</text:p>
        </text:list-item>
      </text:list>
      <text:p text:style-name="P46"/>
      <text:p text:style-name="P46">Файлы указанного формата должны размещаться (храниться) на локальных или <text:span text:style-name="T24">съемных носителях, отформатированных согласно требованиям операционной </text:span>системы.</text:p>
      <text:p text:style-name="Standard"/>
      <text:p text:style-name="Standard"/>
      <text:p text:style-name="Standard"/>
      <text:h text:style-name="P89" text:outline-level="3" loext:marker-style-name="T20"><text:bookmark-start text:name="__RefHeading___Toc178980758"/>Требования к организации выходных данных<text:bookmark-end text:name="__RefHeading___Toc178980758"/></text:h>
      <text:p text:style-name="P25"/>
      <text:p text:style-name="Standard"/>
      <text:p text:style-name="P46">Выходными данными для игры "Боярский турнир" являются:</text:p>
      <text:p text:style-name="P46"/>
      <text:list text:style-name="WW8Num16">
        <text:list-item>
          <text:p text:style-name="P109">Результаты игровых сессий (победа/поражение, очки, ресурсы)</text:p>
        </text:list-item>
        <text:list-item>
          <text:p text:style-name="P109">Информация о игровых объектах (башни, юниты, ресурсы)</text:p>
        </text:list-item>
        <text:list-item>
          <text:p text:style-name="P109">Состояние игрового мира (карта, объекты, игроки)</text:p>
        </text:list-item>
        <text:list-item>
          <text:p text:style-name="P109">Сетевые сообщения (сообщения о соединении, ошибки)</text:p>
        </text:list-item>
      </text:list>
      <text:p text:style-name="P46"/>
      <text:p text:style-name="P46">Требования:</text:p>
      <text:p text:style-name="P46"/>
      <text:list text:style-name="WW8Num13">
        <text:list-item>
          <text:p text:style-name="P110">Выходные данные должны быть представлены в формате JSON, XML или <text:span text:style-name="T25">Bin</text:span>.</text:p>
        </text:list-item>
        <text:list-item>
          <text:p text:style-name="P110">Результаты игровых сессий должны быть сохранены на сервере не менее 30 дней.</text:p>
        </text:list-item>
        <text:list-item>
          <text:p text:style-name="P110">Информация об игровых объектах должна быть актуальна и соответствовать текущей версии игры.</text:p>
        </text:list-item>
      </text:list>
      <text:p text:style-name="P46"/>
      <text:p text:style-name="P46">Ограничения:</text:p>
      <text:p text:style-name="P46"/>
      <text:list text:style-name="WW8Num11">
        <text:list-item>
          <text:p text:style-name="P111">Размер выходных данных не должен превышать 1 МБ.</text:p>
        </text:list-item>
        <text:list-item>
          <text:p text:style-name="P111"><text:soft-page-break/>Выходные данные должны быть защищены от несанкционированного доступа.</text:p>
        </text:list-item>
      </text:list>
      <text:p text:style-name="P46"/>
      <text:p text:style-name="P46">Правила обработки:</text:p>
      <text:p text:style-name="P46"/>
      <text:list text:style-name="WW8Num2">
        <text:list-item>
          <text:p text:style-name="P112">Все выходные данные должны быть проверены на корректность и целостность.</text:p>
        </text:list-item>
        <text:list-item>
          <text:p text:style-name="P112">Выходные данные должны быть отправлены на клиент в режиме реального времени.</text:p>
        </text:list-item>
      </text:list>
      <text:p text:style-name="P46"/>
      <text:p text:style-name="P46">Файлы указанного формата должны размещаться (храниться) на локальных или <text:span text:style-name="T24">съемных носителях, отформатированных согласно требованиям операционной </text:span>системы.</text:p>
      <text:p text:style-name="Standard"/>
      <text:p text:style-name="Standard"/>
      <text:p text:style-name="Standard"/>
      <text:p text:style-name="Standard"/>
      <text:h text:style-name="P91" text:outline-level="3" loext:marker-style-name="T21"><text:bookmark-start text:name="__RefHeading___Toc178980759"/>Требования к временным характеристикам<text:bookmark-end text:name="__RefHeading___Toc178980759"/></text:h>
      <text:p text:style-name="P28"/>
      <text:p text:style-name="Standard"/>
      <text:p text:style-name="Standard"/>
      <text:p text:style-name="P26">Требования к временным характеристикам игры "Боярский турнир":</text:p>
      <text:p text:style-name="P27"/>
      <text:list text:style-name="WW8Num5">
        <text:list-item>
          <text:p text:style-name="P113" loext:marker-style-name="T20">Время отклика на действия пользователя: не более 100 мс.</text:p>
        </text:list-item>
        <text:list-item>
          <text:p text:style-name="P113" loext:marker-style-name="T20">Время загрузки игрового мира: не более 5 секунд.</text:p>
        </text:list-item>
        <text:list-item>
          <text:p text:style-name="P113" loext:marker-style-name="T20">Время обновления игровой информации: не более 1 секунды.</text:p>
        </text:list-item>
        <text:list-item>
          <text:p text:style-name="P113" loext:marker-style-name="T20">Время сохранения игровых данных: не более 1 секунды.</text:p>
        </text:list-item>
      </text:list>
      <text:p text:style-name="P26">Требования к частоте обновления:</text:p>
      <text:p text:style-name="P27"/>
      <text:list text:style-name="WW8Num6">
        <text:list-item>
          <text:p text:style-name="P114" loext:marker-style-name="T20">Частота обновления игрового мира: не менее 30 кадров в секунду.</text:p>
        </text:list-item>
        <text:list-item>
          <text:p text:style-name="P114" loext:marker-style-name="T20">Частота обновления игровой информации: не менее 10 раз в секунду.</text:p>
        </text:list-item>
      </text:list>
      <text:p text:style-name="P27"/>
      <text:p text:style-name="P27">Требования к задержкам:</text:p>
      <text:p text:style-name="P27"/>
      <text:list text:style-name="WW8Num12">
        <text:list-item>
          <text:p text:style-name="P115" loext:marker-style-name="T20">Задержка при отправке сетевых сообщений: не более 50 мс.</text:p>
        </text:list-item>
        <text:list-item>
          <text:p text:style-name="P115" loext:marker-style-name="T20">Задержка при получении сетевых сообщений: не более 50 мс.</text:p>
        </text:list-item>
      </text:list>
      <text:p text:style-name="P27"/>
      <text:p text:style-name="P27">Правила обработки:</text:p>
      <text:p text:style-name="P27"/>
      <text:list text:style-name="WW8Num14">
        <text:list-item>
          <text:p text:style-name="P116" loext:marker-style-name="T20">Все временные характеристики должны быть отслеживаемы и измеряемы.</text:p>
        </text:list-item>
        <text:list-item>
          <text:p text:style-name="P116" loext:marker-style-name="T20">Все задержки должны быть минимизированы для обеспечения стабильной игровой производительности.<text:span text:style-name="T20"/></text:p>
        </text:list-item>
      </text:list>
      <text:p text:style-name="P27"/>
      <text:p text:style-name="P27"/>
      <text:p text:style-name="P27"/>
      <text:list xml:id="list130627602336477" text:continue-list="list2137148851" text:style-name="L3">
        <text:list-item>
          <text:list>
            <text:list-item>
              <text:h text:style-name="P80" text:outline-level="2" loext:marker-style-name="T6"><text:bookmark-start text:name="__RefHeading___Toc178980760"/>Требования к надежности<text:bookmark-end text:name="__RefHeading___Toc178980760"/></text:h>
            </text:list-item>
          </text:list>
        </text:list-item>
      </text:list>
      <text:p text:style-name="P23"/>
      <text:p text:style-name="Standard"/>
      <text:p text:style-name="Standard"/>
      <text:p text:style-name="Standard"/>
      <text:list text:style-name="L10">
        <text:list-item>
          <text:list>
            <text:list-item>
              <text:list>
                <text:list-item>
                  <text:h text:style-name="P87" text:outline-level="3" loext:marker-style-name="T21"><text:bookmark-start text:name="__RefHeading___Toc178980761"/><text:span text:style-name="T22">Требования к обеспечению надежного (устойчивого) </text:span><text:span text:style-name="T21">функционирования программы</text:span><text:bookmark-end text:name="__RefHeading___Toc178980761"/></text:h>
                </text:list-item>
              </text:list>
            </text:list-item>
          </text:list>
        </text:list-item>
      </text:list>
      <text:p text:style-name="P28"/>
      <text:p text:style-name="Standard"/>
      <text:p text:style-name="Standard"><text:soft-page-break/></text:p>
      <text:p text:style-name="P46"><text:span text:style-name="T10">Надежное (устойчивое) функционирование программы должно быть обеспечено </text:span>выполнением совокупности организационно-технических мероприятий, перечень которых приведен ниже:</text:p>
      <text:p text:style-name="P45"><text:span text:style-name="T28">а)</text:span> <text:tab/><text:span text:style-name="T12">организацией бесперебойного </text:span><text:span text:style-name="T14">эектро</text:span><text:span text:style-name="T12">питания технических средств;</text:span></text:p>
      <text:p text:style-name="P50"/>
      <text:p text:style-name="P45"><text:span text:style-name="T29">б)</text:span> <text:tab/><text:span text:style-name="T30">регулярным <text:s/>выполнением рекомендаций <text:s/>Министерства труда и социального<text:line-break/></text:span><text:span text:style-name="T10">развития РФ, изложенных в Постановлении от 23 июля 1998 г. «Об утверждении<text:line-break/>межотраслевых типовых норм времени на работы по сервисному обслуживанию<text:line-break/></text:span><text:span text:style-name="T28">ПЭВМ и оргтехники и сопровождению программных средств»;</text:span></text:p>
      <text:p text:style-name="P53"/>
      <text:p text:style-name="P45"><text:span text:style-name="T31">в)</text:span> <text:span text:style-name="T32"><text:s text:c="2"/>выполнением требований ГОСТ 51188-98. Защита информации.<text:line-break/></text:span><text:span text:style-name="T33">Наличием </text:span><text:span text:style-name="T43">антивирусных средств</text:span>;</text:p>
      <text:p text:style-name="Standard"/>
      <text:p text:style-name="Standard"/>
      <text:p text:style-name="Standard"/>
      <text:p text:style-name="Standard"/>
      <text:list text:continue-numbering="true" text:style-name="L10">
        <text:list-item>
          <text:list>
            <text:list-item>
              <text:list>
                <text:list-item>
                  <text:h text:style-name="P93" text:outline-level="3"><text:bookmark-start text:name="__RefHeading___Toc178980762"/>Время восстановления после отказа<text:bookmark-end text:name="__RefHeading___Toc178980762"/></text:h>
                </text:list-item>
              </text:list>
            </text:list-item>
          </text:list>
        </text:list-item>
      </text:list>
      <text:p text:style-name="P29"/>
      <text:p text:style-name="Standard"/>
      <text:p text:style-name="Standard"/>
      <text:p text:style-name="P46">Время восстановления после отказа, вызванного сбоем электропитания технических <text:span text:style-name="T35">средств (иными внешними факторами), не фатальным сбоем (не крахом) </text:span><text:span text:style-name="T15">операционной системы, не должно превышать времени, необходимого на перезагрузку операционной системы и запуск программы, при условии </text:span>соблюдения условий эксплуатации технических и программных средств.</text:p>
      <text:p text:style-name="P46"/>
      <text:p text:style-name="P46"><text:span text:style-name="T12">Время восстановления после отказа, вызванного неисправностью технических средств, </text:span>фатальным сбоем (крахом) операционной системы, не должно превышать времени, требуемого на устранение неисправностей технических средств и переустановки программных средств.</text:p>
      <text:p text:style-name="Standard"/>
      <text:p text:style-name="Standard"/>
      <text:p text:style-name="Standard"/>
      <text:p text:style-name="Standard"/>
      <text:list text:continue-numbering="true" text:style-name="L10">
        <text:list-item>
          <text:list>
            <text:list-item>
              <text:list>
                <text:list-item>
                  <text:h text:style-name="P87" text:outline-level="3" loext:marker-style-name="T22"><text:bookmark-start text:name="__RefHeading___Toc178980763"/><text:span text:style-name="T22">Отказы из-за некорректных действий игрока</text:span><text:bookmark-end text:name="__RefHeading___Toc178980763"/><text:span text:style-name="T22"/></text:h>
                </text:list-item>
              </text:list>
            </text:list-item>
          </text:list>
        </text:list-item>
      </text:list>
      <text:p text:style-name="P31"/>
      <text:p text:style-name="Standard"/>
      <text:p text:style-name="Standard"/>
      <text:p text:style-name="P44"><text:span text:style-name="T32">Отказы программы возможны вследствие некорректных действий игрока </text:span>(пользователя) при взаимодействии с операционной системой. </text:p>
      <text:p text:style-name="Standard"/>
      <text:p text:style-name="Standard"/>
      <text:p text:style-name="Standard"/>
      <text:p text:style-name="Standard"/>
      <text:list xml:id="list130628812801114" text:continue-list="list130627602336477" text:style-name="L3">
        <text:list-item>
          <text:list>
            <text:list-item>
              <text:h text:style-name="P80" text:outline-level="2" loext:marker-style-name="T6"><text:bookmark-start text:name="__RefHeading___Toc178980764"/>Условия эксплуатации<text:bookmark-end text:name="__RefHeading___Toc178980764"/></text:h>
            </text:list-item>
          </text:list>
        </text:list-item>
      </text:list>
      <text:p text:style-name="P23"/>
      <text:p text:style-name="Standard"/>
      <text:p text:style-name="Standard"/>
      <text:list text:style-name="L11">
        <text:list-item>
          <text:list>
            <text:list-item>
              <text:list>
                <text:list-item>
                  <text:h text:style-name="P92" text:outline-level="3" loext:marker-style-name="T21"><text:bookmark-start text:name="__RefHeading___Toc178980765"/>Климатические условия эксплуатации<text:bookmark-end text:name="__RefHeading___Toc178980765"/></text:h>
                </text:list-item>
              </text:list>
            </text:list-item>
          </text:list>
        </text:list-item>
      </text:list>
      <text:p text:style-name="P28"/>
      <text:p text:style-name="Standard"/>
      <text:p text:style-name="Standard"><text:soft-page-break/></text:p>
      <text:p text:style-name="P46">Климатические условия эксплуатации, при которых должны обеспечиваться заданные характеристики, должны удовлетворять следующим требованиям: температура окружающей среды от +10 °С до +35 °С; относительная влажность воздуха до 75%</text:p>
      <text:p text:style-name="Standard"/>
      <text:p text:style-name="Standard"/>
      <text:p text:style-name="Standard"/>
      <text:p text:style-name="Standard"/>
      <text:list text:continue-numbering="true" text:style-name="L11">
        <text:list-item>
          <text:list>
            <text:list-item>
              <text:list>
                <text:list-item>
                  <text:h text:style-name="P90" text:outline-level="3" loext:marker-style-name="T20"><text:bookmark-start text:name="__RefHeading___Toc178980766"/>Требования к видам обслуживания<text:bookmark-end text:name="__RefHeading___Toc178980766"/></text:h>
                </text:list-item>
              </text:list>
            </text:list-item>
          </text:list>
        </text:list-item>
      </text:list>
      <text:p text:style-name="P25"/>
      <text:p text:style-name="Standard"/>
      <text:p text:style-name="Standard"/>
      <text:p text:style-name="P46">См. Требования к обеспечению надежного (устойчивого) функционирования <text:span text:style-name="T36">программы.</text:span></text:p>
      <text:p text:style-name="P49"/>
      <text:p text:style-name="P49"/>
      <text:p text:style-name="P40"/>
      <text:p text:style-name="P40"/>
      <text:list text:continue-list="list130628812801114" text:style-name="L3">
        <text:list-item>
          <text:list>
            <text:list-item>
              <text:h text:style-name="P80" text:outline-level="2" loext:marker-style-name="T6"><text:bookmark-start text:name="__RefHeading___Toc178980767"/>Требования к составу и параметрам технических средств<text:bookmark-end text:name="__RefHeading___Toc178980767"/></text:h>
            </text:list-item>
          </text:list>
        </text:list-item>
      </text:list>
      <text:p text:style-name="P23"/>
      <text:p text:style-name="Standard"/>
      <text:p text:style-name="Standard"/>
      <text:p text:style-name="P44">В состав технических средств должен входить персональный <text:span text:style-name="T36">компьютер (ПЭВМ), включающий в себя:</text:span></text:p>
      <text:p text:style-name="P57"/>
      <text:p text:style-name="P45"><text:span text:style-name="T28">а)</text:span><text:tab/>процессор <text:span text:style-name="T45">Intel </text:span><text:span text:style-name="T27">Core 3 </text:span>с тактовой частотой, <text:span text:style-name="T45">2</text:span>.2 ГГц , не менее;</text:p>
      <text:p text:style-name="P45"><text:span text:style-name="T29">б)</text:span><text:tab/><text:span text:style-name="T18">оперативную память объемом, </text:span><text:span text:style-name="T19">4</text:span><text:span text:style-name="T18"> Гб, не менее;</text:span></text:p>
      <text:p text:style-name="P59">в)<text:tab/>жесткий диск объемом <text:span text:style-name="T45">6</text:span>0 Гб, и выше; </text:p>
      <text:p text:style-name="P45">г)<text:tab/>оптический манипулятор типа «мышь»;</text:p>
      <text:p text:style-name="P45">д) <text:tab/>доступ в интернет не менее 1<text:span text:style-name="T45">0</text:span> Мбит/<text:span text:style-name="T25">c</text:span>;</text:p>
      <text:p text:style-name="P45"/>
      <text:p text:style-name="P45"/>
      <text:p text:style-name="P45"/>
      <text:p text:style-name="P45"/>
      <text:list xml:id="list130627707147442" text:continue-numbering="true" text:style-name="L3">
        <text:list-item>
          <text:list>
            <text:list-item>
              <text:h text:style-name="P80" text:outline-level="2" loext:marker-style-name="T6"><text:bookmark-start text:name="__RefHeading___Toc178980768"/>Требования к информационной и программной совместимости<text:bookmark-end text:name="__RefHeading___Toc178980768"/></text:h>
            </text:list-item>
          </text:list>
        </text:list-item>
      </text:list>
      <text:p text:style-name="P23"/>
      <text:p text:style-name="Standard"/>
      <text:p text:style-name="Standard"/>
      <text:p text:style-name="Standard"/>
      <text:list text:style-name="L12">
        <text:list-item>
          <text:list>
            <text:list-item>
              <text:list>
                <text:list-item>
                  <text:h text:style-name="P94" text:outline-level="3"><text:bookmark-start text:name="__RefHeading___Toc178980769"/>Требования к информационным структурам и методам решения<text:bookmark-end text:name="__RefHeading___Toc178980769"/></text:h>
                </text:list-item>
              </text:list>
            </text:list-item>
          </text:list>
        </text:list-item>
      </text:list>
      <text:p text:style-name="P30"/>
      <text:p text:style-name="Standard"/>
      <text:p text:style-name="Standard"/>
      <text:p text:style-name="P46">Требования к информационным структурам (файлов) на входе и выходе, а также к <text:span text:style-name="T18">методам решения не предъявляются.</text:span></text:p>
      <text:p text:style-name="P59"/>
      <text:p text:style-name="P59"/>
      <text:p text:style-name="P59"/>
      <text:p text:style-name="P59"/>
      <text:list text:continue-numbering="true" text:style-name="L12">
        <text:list-item>
          <text:list>
            <text:list-item>
              <text:list>
                <text:list-item>
                  <text:h text:style-name="P95" text:outline-level="3" loext:marker-style-name="T22"><text:bookmark-start text:name="__RefHeading___Toc178980770"/>Требования к исходным кодам и языкам программирования<text:bookmark-end text:name="__RefHeading___Toc178980770"/></text:h>
                </text:list-item>
              </text:list>
            </text:list-item>
          </text:list>
        </text:list-item>
      </text:list>
      <text:p text:style-name="P31"/>
      <text:p text:style-name="Standard"/>
      <text:p text:style-name="Standard"><text:soft-page-break/></text:p>
      <text:p text:style-name="P46">Исходные коды программы должны быть реализованы на языке <text:span text:style-name="T25">Rust</text:span>. Программа строится на библиотеке <text:span text:style-name="T25">Bevy</text:span> для рендеринга графики. В качестве интегрированной среды разработки программы должна быть использована среда<text:span text:style-name="T25"> </text:span><text:span text:style-name="T26">Neovim</text:span><text:span text:style-name="T36">. </text:span><text:span text:style-name="T37">Операционная система linux</text:span></text:p>
      <text:p text:style-name="P56"/>
      <text:p text:style-name="P55"/>
      <text:p text:style-name="Standard"/>
      <text:list text:continue-numbering="true" text:style-name="L12">
        <text:list-item>
          <text:list>
            <text:list-item>
              <text:list>
                <text:list-item>
                  <text:h text:style-name="P95" text:outline-level="3" loext:marker-style-name="T22"><text:bookmark-start text:name="__RefHeading___Toc178980771"/>Требования к защите информации и программ<text:bookmark-end text:name="__RefHeading___Toc178980771"/><text:span text:style-name="T22"/></text:h>
                </text:list-item>
              </text:list>
            </text:list-item>
          </text:list>
        </text:list-item>
      </text:list>
      <text:p text:style-name="P31"/>
      <text:p text:style-name="Standard"/>
      <text:p text:style-name="Standard"/>
      <text:p text:style-name="P32">Требования к защите информации и программ не предъявляются.<text:span text:style-name="T23"/></text:p>
      <text:p text:style-name="P33"/>
      <text:p text:style-name="P33"/>
      <text:p text:style-name="P33"/>
      <text:p text:style-name="P33"/>
      <text:list text:continue-list="list130627707147442" text:style-name="L3">
        <text:list-item>
          <text:list>
            <text:list-item>
              <text:h text:style-name="P80" text:outline-level="2" loext:marker-style-name="T6"><text:bookmark-start text:name="__RefHeading___Toc178980772"/>Специальные требования<text:bookmark-end text:name="__RefHeading___Toc178980772"/></text:h>
            </text:list-item>
          </text:list>
        </text:list-item>
      </text:list>
      <text:p text:style-name="P23"/>
      <text:p text:style-name="Standard"/>
      <text:p text:style-name="Standard"/>
      <text:p text:style-name="P60">Специальные требования к программе не предъявляются.</text:p>
      <text:h text:style-name="P88" text:outline-level="3"/>
      <text:p text:style-name="Standard"/>
      <text:p text:style-name="Standard"/>
      <text:h text:style-name="P76" text:outline-level="1" loext:marker-style-name="T4"><text:bookmark-start text:name="__RefHeading___Toc178980773"/>Требования к программной документации<text:bookmark-end text:name="__RefHeading___Toc178980773"/></text:h>
      <text:p text:style-name="P22"/>
      <text:p text:style-name="Standard"/>
      <text:p text:style-name="Standard"/>
      <text:p text:style-name="Standard"/>
      <text:list text:style-name="L13">
        <text:list-item>
          <text:list>
            <text:list-item>
              <text:h text:style-name="P81" text:outline-level="2" loext:marker-style-name="T6"><text:bookmark-start text:name="__RefHeading___Toc178980774"/>Предварительный состав программной документации<text:bookmark-end text:name="__RefHeading___Toc178980774"/></text:h>
            </text:list-item>
          </text:list>
        </text:list-item>
      </text:list>
      <text:p text:style-name="P23"/>
      <text:p text:style-name="Standard"/>
      <text:p text:style-name="Standard"/>
      <text:p text:style-name="P44">Состав программной документации должен включать в себя:</text:p>
      <text:p text:style-name="P44"><text:span text:style-name="T10"/></text:p>
      <text:p text:style-name="P62"><text:span text:style-name="T47">1</text:span>)<text:tab/><text:span text:style-name="T10">спецификация;</text:span></text:p>
      <text:p text:style-name="P117">2)<text:tab/>текст программы;</text:p>
      <text:p text:style-name="P72"><text:span text:style-name="T47">3</text:span>)<text:tab/>руководство оператора</text:p>
      <text:p text:style-name="Standard"/>
      <text:p text:style-name="Standard"/>
      <text:p text:style-name="Standard"/>
      <text:p text:style-name="Standard"/>
      <text:list text:continue-numbering="true" text:style-name="L13">
        <text:list-item>
          <text:list>
            <text:list-item>
              <text:h text:style-name="P81" text:outline-level="2" loext:marker-style-name="T6"><text:bookmark-start text:name="__RefHeading___Toc178980775"/>Специальные требования к программной документации<text:bookmark-end text:name="__RefHeading___Toc178980775"/></text:h>
            </text:list-item>
          </text:list>
        </text:list-item>
      </text:list>
      <text:p text:style-name="P23"/>
      <text:p text:style-name="Standard"/>
      <text:p text:style-name="Standard"/>
      <text:p text:style-name="P63">Специальные требования к программной документации не предъявляются.</text:p>
      <text:p text:style-name="Standard"/>
      <text:p text:style-name="Standard"><text:soft-page-break/></text:p>
      <text:p text:style-name="Standard"/>
      <text:p text:style-name="Standard"/>
      <text:h text:style-name="P76" text:outline-level="1" loext:marker-style-name="T4"><text:bookmark-start text:name="__RefHeading___Toc178980776"/>Технико-экономические показатели<text:bookmark-end text:name="__RefHeading___Toc178980776"/></text:h>
      <text:p text:style-name="P22"/>
      <text:p text:style-name="P48"/>
      <text:p text:style-name="P35">Игра ориентирована на русскоязычный рынок и имеет потенциальные экономические преимущества за счет уникальной тематической ниши. Предполагается, что игра сможет занять долю рынка, освободившуюся после ухода Supercell. Ожидаемая годовая потребность — 100 тысяч активных игроков в течение первого года с релиза.</text:p>
      <text:p text:style-name="Standard"/>
      <text:p text:style-name="Standard"/>
      <text:p text:style-name="Standard"/>
      <text:h text:style-name="P76" text:outline-level="1" loext:marker-style-name="T4"><text:bookmark-start text:name="__RefHeading___Toc178980777"/>Стадии и этапы разработки<text:bookmark-end text:name="__RefHeading___Toc178980777"/></text:h>
      <text:p text:style-name="P22"/>
      <text:p text:style-name="Standard"/>
      <text:p text:style-name="Standard"/>
      <text:p text:style-name="Standard"/>
      <text:list text:style-name="L14">
        <text:list-item>
          <text:list>
            <text:list-item>
              <text:h text:style-name="P82" text:outline-level="2" loext:marker-style-name="T6"><text:bookmark-start text:name="__RefHeading___Toc178980778"/>Стадии разработки<text:bookmark-end text:name="__RefHeading___Toc178980778"/></text:h>
            </text:list-item>
          </text:list>
        </text:list-item>
      </text:list>
      <text:p text:style-name="P23"/>
      <text:p text:style-name="Standard"/>
      <text:p text:style-name="Standard"/>
      <text:p text:style-name="P44">Разработка должна быть проведена в три стадии:</text:p>
      <text:p text:style-name="P44"/>
      <text:p text:style-name="P49">1)<text:tab/>разработка технического задания;</text:p>
      <text:p text:style-name="P64"/>
      <text:p text:style-name="P40">2)<text:tab/>рабочее проектирование;</text:p>
      <text:p text:style-name="P65"/>
      <text:p text:style-name="P40">3)<text:tab/>внедрение.</text:p>
      <text:p text:style-name="P40"/>
      <text:p text:style-name="P42"><text:tab/></text:p>
      <text:p text:style-name="P42"><text:tab/>Сроки выполнения работ</text:p>
      <text:p text:style-name="P40"/>
      <text:p text:style-name="P40">Осенний семестр 2024 г.: разработка игры должна быть завершена в течение осеннего семестра 2024 г., который начинается 1 сентября 2024 г. и заканчивается 31 декабря 2024 г.</text:p>
      <text:p text:style-name="P40"/>
      <text:p text:style-name="P40"/>
      <text:p text:style-name="P40">Этапы разработки:</text:p>
      <text:p text:style-name="P40"/>
      <text:p text:style-name="P40"><text:tab/>Этап 1: Разработка технического задания (1-2 недели, 1-14 сентября 2024 г.)</text:p>
      <text:p text:style-name="P40"><text:tab/>Этап 2: Рабочее проектирование (8-10 недель, 15 сентября - 17 ноября 2024 г.)</text:p>
      <text:p text:style-name="P40"><text:tab/>Этап 3: Внедрение (4-6 недель, 18 ноября - 31 декабря 2024 г.)</text:p>
      <text:p text:style-name="P40"/>
      <text:p text:style-name="P40"/>
      <text:p text:style-name="P40">Контрольные точки:</text:p>
      <text:p text:style-name="P40"/>
      <text:p text:style-name="P40"><text:tab/>Контрольная точка 1: завершение разработки технического задания (14 сентября 2024 г.)</text:p>
      <text:p text:style-name="P40"><text:tab/>Контрольная точка 2: завершение рабочего проектирования (17 ноября 2024 г.)</text:p>
      <text:p text:style-name="P40"><text:tab/>Контрольная точка 3: завершение внедрения (31 декабря 2024 г.)</text:p>
      <text:p text:style-name="P40"/>
      <text:p text:style-name="P40"><text:soft-page-break/>Ресурсы:</text:p>
      <text:p text:style-name="P40"/>
      <text:p text:style-name="P40"><text:tab/>Человеческие ресурсы: 3 человека (разработчик, дизайнер, тестировщик)</text:p>
      <text:p text:style-name="P40"><text:tab/>Материальные ресурсы: компьютеры, программное обеспечение, оборудование для тестирования</text:p>
      <text:p text:style-name="Standard"/>
      <text:list text:continue-numbering="true" text:style-name="L14">
        <text:list-item>
          <text:list>
            <text:list-item>
              <text:h text:style-name="P82" text:outline-level="2" loext:marker-style-name="T6"><text:bookmark-start text:name="__RefHeading___Toc178980779"/>Этапы разработки<text:bookmark-end text:name="__RefHeading___Toc178980779"/></text:h>
            </text:list-item>
          </text:list>
        </text:list-item>
      </text:list>
      <text:p text:style-name="P23"/>
      <text:p text:style-name="Standard"/>
      <text:p text:style-name="Standard"/>
      <text:p text:style-name="P46">На стадии разработки технического задания должен быть выполнен этап разработки, <text:span text:style-name="T10">согласования и утверждения настоящего технического задания.</text:span></text:p>
      <text:p text:style-name="P41"/>
      <text:p text:style-name="P46"><text:span text:style-name="T30">На стадии рабочего проектирования должны быть выполнены перечисленные ниже </text:span><text:span text:style-name="T12">этапы работ:</text:span></text:p>
      <text:p text:style-name="P58"/>
      <text:p text:style-name="P51">1)<text:tab/>разработка программы;</text:p>
      <text:p text:style-name="P61">2)<text:tab/>разработка программной документации;</text:p>
      <text:p text:style-name="P66">3)<text:tab/>испытания программы.</text:p>
      <text:p text:style-name="P67"/>
      <text:p text:style-name="P46"><text:span text:style-name="T34">На стадии внедрения должен быть выполнен этап разработки - подготовка и передача </text:span><text:span text:style-name="T36">программы.</text:span></text:p>
      <text:p text:style-name="Standard"/>
      <text:p text:style-name="Standard"/>
      <text:p text:style-name="Standard"/>
      <text:p text:style-name="Standard"/>
      <text:list xml:id="list130628722841135" text:continue-numbering="true" text:style-name="L14">
        <text:list-item>
          <text:list>
            <text:list-item>
              <text:h text:style-name="P85" text:outline-level="2"><text:bookmark-start text:name="__RefHeading___Toc178980780"/>Содержание работ по этапам<text:bookmark-end text:name="__RefHeading___Toc178980780"/></text:h>
            </text:list-item>
          </text:list>
        </text:list-item>
      </text:list>
      <text:p text:style-name="P24"/>
      <text:p text:style-name="Standard"/>
      <text:p text:style-name="Standard"/>
      <text:p text:style-name="P46">На этапе разработки программы должны быть выполнены перечисленные <text:span text:style-name="T28">ниже работы</text:span> по программированию <text:span text:style-name="T38">и отладке программы</text:span><text:span text:style-name="T28">:</text:span> </text:p>
      <text:p text:style-name="P46"/>
      <text:list xml:id="list236360780" text:style-name="WW8Num7">
        <text:list-item>
          <text:p text:style-name="P118" loext:marker-style-name="T28">Этап 1: Прототипирование</text:p>
        </text:list-item>
      </text:list>
      <text:list text:style-name="WW8Num10">
        <text:list-item>
          <text:p text:style-name="P119" loext:marker-style-name="T28">Разработка базовой игровой механики (накопление ресурса, реализация </text:p>
        </text:list-item>
        <text:list-item>
          <text:p text:style-name="P119" loext:marker-style-name="T28">сущностей башен и юнитов).</text:p>
        </text:list-item>
        <text:list-item>
          <text:p text:style-name="P119" loext:marker-style-name="T28">Тестирование основных функций игры.<text:span text:style-name="T28"/></text:p>
        </text:list-item>
      </text:list>
      <text:p text:style-name="P54"/>
      <text:list xml:id="list130627976880197" text:continue-list="list236360780" text:style-name="WW8Num7">
        <text:list-item>
          <text:p text:style-name="P118" loext:marker-style-name="T28">Этап 2: Технический проект</text:p>
        </text:list-item>
      </text:list>
      <text:list text:style-name="WW8Num17">
        <text:list-item>
          <text:p text:style-name="P120" loext:marker-style-name="T28">Разработка и утверждение технической архитектуры программы.</text:p>
        </text:list-item>
        <text:list-item>
          <text:p text:style-name="P120" loext:marker-style-name="T28">Моделирование и создание 2D объектов (башен и юнитов).</text:p>
        </text:list-item>
        <text:list-item>
          <text:p text:style-name="P120" loext:marker-style-name="T28">Окончательная проработка UI.<text:span text:style-name="T28"/></text:p>
        </text:list-item>
      </text:list>
      <text:p text:style-name="P54"/>
      <text:list xml:id="list130628057537905" text:continue-list="list130627976880197" text:style-name="WW8Num7">
        <text:list-item>
          <text:p text:style-name="P118" loext:marker-style-name="T28">Этап 3: Бета-тестирование</text:p>
        </text:list-item>
      </text:list>
      <text:list text:style-name="WW8Num21">
        <text:list-item>
          <text:p text:style-name="P121" loext:marker-style-name="T28">Закрытое тестирование игры.</text:p>
        </text:list-item>
        <text:list-item>
          <text:p text:style-name="P121" loext:marker-style-name="T28">Сбор обратной связи от игроков.<text:span text:style-name="T28"/></text:p>
        </text:list-item>
      </text:list>
      <text:p text:style-name="P54"/>
      <text:list text:continue-list="list130628057537905" text:style-name="WW8Num7">
        <text:list-item>
          <text:p text:style-name="P118" loext:marker-style-name="T28">Этап 4: Релиз</text:p>
        </text:list-item>
      </text:list>
      <text:list text:style-name="WW8Num1">
        <text:list-item>
          <text:p text:style-name="P122" loext:marker-style-name="T28">Открытый релиз игры для мобильных устройств и ПК.</text:p>
        </text:list-item>
        <text:list-item>
          <text:p text:style-name="P122"><text:soft-page-break/>Непрерывное обновление контента на основе обратной связи от игроков.</text:p>
        </text:list-item>
      </text:list>
      <text:p text:style-name="Standard"/>
      <text:p text:style-name="P35">На этапе разработки программной документации должны быть выполнены перечисленные ниже работы по созданию и редактированию документации:</text:p>
      <text:p text:style-name="Standard"/>
      <text:list text:style-name="WW8Num3">
        <text:list-item>
          <text:p text:style-name="P123">Создание спецификации программы.</text:p>
        </text:list-item>
        <text:list-item>
          <text:p text:style-name="P123">Разработка текста программы.</text:p>
        </text:list-item>
        <text:list-item>
          <text:p text:style-name="P124">Руководство оператора</text:p>
        </text:list-item>
      </text:list>
      <text:p text:style-name="P35"/>
      <text:p text:style-name="P35"><text:s/>На этапе испытаний программы должны быть выполнены перечисленные ниже работы по тестированию и отладке программы:</text:p>
      <text:p text:style-name="Standard"/>
      <text:list text:style-name="WW8Num20">
        <text:list-item>
          <text:p text:style-name="P125">Функциональные испытания: проверка игровой логик<text:span text:style-name="T40">и</text:span> и функциональности.</text:p>
        </text:list-item>
        <text:list-item>
          <text:p text:style-name="P125">Нагрузочные испытания: проверка производительности и стабильности игры.</text:p>
        </text:list-item>
        <text:list-item>
          <text:p text:style-name="P125">Пользовательские испытания: проверка игрового интерфейса и пользовательского опыта.</text:p>
        </text:list-item>
        <text:list-item>
          <text:p text:style-name="P125">Интеграционные испытания: проверка взаимодействия между игровыми модулями и системами.</text:p>
        </text:list-item>
      </text:list>
      <text:p text:style-name="P68"/>
      <text:p text:style-name="P68"/>
      <text:p text:style-name="P35">На этапе внедрения должны быть выполнены перечисленные ниже работы по подготовке и передаче программы:</text:p>
      <text:p text:style-name="Standard"/>
      <text:list text:style-name="WW8Num9">
        <text:list-item>
          <text:p text:style-name="P126">Подготовка программы к релизу.</text:p>
        </text:list-item>
        <text:list-item>
          <text:p text:style-name="P126">Передача программы заказчику.</text:p>
        </text:list-item>
        <text:list-item>
          <text:p text:style-name="P126">Обучение пользователей.</text:p>
        </text:list-item>
        <text:list-item>
          <text:p text:style-name="P126">Поддержка программы после релиза.</text:p>
        </text:list-item>
      </text:list>
      <text:p text:style-name="Standard"/>
      <text:list text:continue-list="list130628722841135" text:style-name="L14">
        <text:list-item>
          <text:list>
            <text:list-item>
              <text:h text:style-name="P82" text:outline-level="2" loext:marker-style-name="T6"><text:bookmark-start text:name="__RefHeading___Toc178980781"/>Исполнители<text:bookmark-end text:name="__RefHeading___Toc178980781"/></text:h>
            </text:list-item>
          </text:list>
        </text:list-item>
      </text:list>
      <text:p text:style-name="P23"/>
      <text:p text:style-name="Standard"/>
      <text:p text:style-name="Standard"/>
      <text:p text:style-name="P60">Руководитель разработки <text:tab/><text:tab/><text:tab/><text:tab/>Крылов А.В.</text:p>
      <text:p text:style-name="P69"/>
      <text:p text:style-name="P60">Графический дизайнер<text:tab/><text:tab/><text:tab/><text:tab/>Хохлов В.Е.</text:p>
      <text:p text:style-name="Standard"/>
      <text:p text:style-name="P39"><text:span text:style-name="T40">Документовед <text:s/><text:tab/><text:tab/></text:span><text:tab/><text:tab/><text:tab/>Дунаев В.Е.</text:p>
      <text:p text:style-name="P60"/>
      <text:p text:style-name="Standard"/>
      <text:p text:style-name="Standard"/>
      <text:p text:style-name="Standard"/>
      <text:h text:style-name="P76" text:outline-level="1" loext:marker-style-name="T4"><text:bookmark-start text:name="__RefHeading___Toc178980782"/>Порядок контроля и приемки<text:bookmark-end text:name="__RefHeading___Toc178980782"/></text:h>
      <text:p text:style-name="P22"/>
      <text:p text:style-name="Standard"/>
      <text:p text:style-name="Standard"/>
      <text:p text:style-name="Standard"/>
      <text:list xml:id="list3777183522" text:style-name="L15">
        <text:list-item>
          <text:list>
            <text:list-item>
              <text:h text:style-name="P83" text:outline-level="2" loext:marker-style-name="T6"><text:bookmark-start text:name="__RefHeading___Toc178980783"/>Виды испытаний<text:bookmark-end text:name="__RefHeading___Toc178980783"/></text:h>
            </text:list-item>
          </text:list>
        </text:list-item>
      </text:list>
      <text:p text:style-name="P23"/>
      <text:p text:style-name="Standard"/>
      <text:list text:style-name="WW8Num18">
        <text:list-item>
          <text:p text:style-name="P127" loext:marker-style-name="T39">Функциональные испытания: проверка игровой логик<text:span text:style-name="T41">и </text:span>и функциональности.</text:p>
        </text:list-item>
        <text:list-item>
          <text:p text:style-name="P127" loext:marker-style-name="T39">Нагрузочные испытания: проверка производительности и стабильности игры.</text:p>
        </text:list-item>
        <text:list-item>
          <text:p text:style-name="P127" loext:marker-style-name="T39"><text:soft-page-break/>Пользовательские испытания: проверка игрового интерфейса и пользовательского опыта.</text:p>
        </text:list-item>
        <text:list-item>
          <text:p text:style-name="P127" loext:marker-style-name="T39">Интеграционные испытания: проверка взаимодействия между игровыми модулями и системами.<text:span text:style-name="T39"/></text:p>
        </text:list-item>
      </text:list>
      <text:p text:style-name="P70"/>
      <text:p text:style-name="P46">Ход проведения приемо-сдаточных испытаний документируется в Протоколе проведения испытаний.</text:p>
      <text:p text:style-name="Standard"/>
      <text:p text:style-name="Standard"/>
      <text:p text:style-name="Standard"/>
      <text:p text:style-name="Standard"/>
      <text:list text:continue-list="list3777183522" text:style-name="L15">
        <text:list-item>
          <text:list>
            <text:list-item>
              <text:h text:style-name="P83" text:outline-level="2" loext:marker-style-name="T6"><text:bookmark-start text:name="__RefHeading___Toc178980784"/>Общие требования к приемке работы<text:bookmark-end text:name="__RefHeading___Toc178980784"/></text:h>
            </text:list-item>
          </text:list>
        </text:list-item>
      </text:list>
      <text:p text:style-name="P23"/>
      <text:p text:style-name="Standard"/>
      <text:p text:style-name="P52"/>
      <text:p text:style-name="P39"><text:s/>Приемка работы должна быть проведена в соответствии с <text:span text:style-name="T46">утвержденной программой и методикой испытания, а также в соответствии с </text:span>требованиями технического задания после завершения всех этапов разработки и тестирования. Приемка должна включать в себя проверку функциональности, корректности, производительности и стабильности игры, а также качества игрового интерфейса и пользовательского опыта. Кроме того, должна быть проверена корректность и полнота документации.</text:p>
      <text:p text:style-name="Standard"/>
      <text:p text:style-name="P39"><text:s/>Приемка работы должна быть подтверждена подписанием акта приемки работы, который должен включать в себя описание работы, подлежащей приемке, результаты тестирования и проверки, а также подписи сторон, принимающих и передающих работу.</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ial1" style:font-size-asian="10.5pt" style:language-asian="zh" style:country-asian="CN" style:font-name-complex="NotoSans N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Arial1"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3.9772in"/>
        </style:tab-stops>
      </style:paragraph-properties>
      <style:text-properties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ab-stops>
          <style:tab-stop style:position="3.9772in"/>
        </style:tab-stops>
      </style:paragraph-properties>
      <style:text-properties fo:font-size="16pt" style:font-size-asian="16pt" style:font-size-complex="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size="16pt" fo:font-weight="bold"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8pt" fo:font-weight="bold" style:font-size-asian="18pt"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0.5543in" fo:margin-right="0in" fo:text-indent="-0.5543in" style:auto-text-indent="false"/>
      <style:text-properties fo:font-size="14pt" fo:font-weight="bold" style:font-size-asian="14pt" style:font-weight-asian="bold" style:font-weight-complex="bold"/>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1" style:display-name="Contents 1" style:family="paragraph" style:parent-style-name="Standard" style:next-style-name="Standard" style:class="index">
      <style:paragraph-properties>
        <style:tab-stops>
          <style:tab-stop style:position="6.8118in" style:leader-style="dotted" style:leader-text="."/>
        </style:tab-stops>
      </style:paragraph-properties>
      <style:text-properties fo:font-size="16pt" style:font-size-asian="16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3937in"/>
          <style:tab-stop style:position="6.8118in" style:leader-style="dotted" style:leader-text="."/>
        </style:tab-stops>
      </style:paragraph-properties>
      <style:text-properties fo:font-size="15pt" style:font-size-asian="15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7874in"/>
          <style:tab-stop style:position="6.8118in" style:leader-style="dotted" style:leader-text="."/>
        </style:tab-stops>
      </style:paragraph-properties>
      <style:text-properties fo:font-size="14pt" style:font-size-asian="14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1.1811in"/>
          <style:tab-stop style:position="6.8118in" style:leader-style="dotted" style:leader-text="."/>
        </style:tab-stops>
      </style:paragraph-properties>
      <style:text-properties fo:font-size="13pt" style:font-size-asian="13pt"/>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5866in" style:type="center"/>
          <style:tab-stop style:position="7.1736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6pt" fo:font-style="normal" fo:text-shadow="none" fo:font-weight="bold" style:font-size-asian="16pt" style:font-style-asian="normal" style:font-weight-asian="bold" style:font-name-complex="Times New Roman" style:font-family-complex="'Times New Roman'" style:font-family-generic-complex="roman" style:font-pitch-complex="variable" text:display="true"/>
    </style:style>
    <style:style style:name="WW8Num15z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text:display="true"/>
    </style:style>
    <style:style style:name="WW8Num15z4"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5z0"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4909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9909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9909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4909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4909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9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0.5347in" fo:margin-left="-0.0208in" fo:margin-top="0in" fo:margin-bottom="0in" table:align="left" style:writing-mode="page"/>
    </style:style>
    <style:style style:name="Table1.A" style:family="table-column">
      <style:table-column-properties style:column-width="0.2451in"/>
    </style:style>
    <style:style style:name="Table1.B" style:family="table-column">
      <style:table-column-properties style:column-width="0.2896in"/>
    </style:style>
    <style:style style:name="Table1.1" style:family="table-row">
      <style:table-row-properties style:min-row-height="1.25in" fo:keep-together="auto"/>
    </style:style>
    <style:style style:name="Table1.A1" style:family="table-cell">
      <style:table-cell-properties style:vertical-align="bottom" fo:padding-left="0.0208in" fo:padding-right="0.0208in" fo:padding-top="0in" fo:padding-bottom="0in" fo:border="none" loext:writing-mode="bt-lr"/>
    </style:style>
    <style:style style:name="Table1.2" style:family="table-row">
      <style:table-row-properties style:min-row-height="1.0701in" fo:keep-together="auto"/>
    </style:style>
    <style:style style:name="Table1.5" style:family="table-row">
      <style:table-row-properties style:min-row-height="1.0299in" fo:keep-together="auto"/>
    </style:style>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Footer">
      <style:paragraph-properties fo:margin-right="0.25in"/>
    </style:style>
    <style:style style:name="MP3"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MP4" style:family="paragraph" style:parent-style-name="Standard">
      <style:paragraph-properties fo:text-align="start" style:justify-single-word="false">
        <style:tab-stops/>
      </style:paragraph-properties>
      <style:text-properties style:font-name="Liberation Serif"/>
    </style:style>
    <style:style style:name="MP5" style:family="paragraph" style:parent-style-name="Standard">
      <style:paragraph-properties fo:text-align="start" style:justify-single-word="false">
        <style:tab-stops/>
      </style:paragraph-properties>
      <style:text-properties style:font-name="Liberation Sans"/>
    </style:style>
    <style:style style:name="MP6" style:family="paragraph" style:parent-style-name="Standard">
      <style:paragraph-properties fo:text-align="start" style:justify-single-word="false">
        <style:tab-stops/>
      </style:paragraph-properties>
      <style:text-properties style:font-name="Liberation Sans" officeooo:rsid="001bfbf1" officeooo:paragraph-rsid="001bfbf1"/>
    </style:style>
    <style:style style:name="MP7" style:family="paragraph" style:parent-style-name="Header">
      <style:text-properties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tyle>
    <style:style style:name="MP9" style:family="paragraph" style:parent-style-name="Header">
      <style:text-properties fo:font-size="16pt" style:font-size-asian="16pt" style:font-size-complex="16pt"/>
    </style:style>
    <style:style style:name="MT1" style:family="text">
      <style:text-properties style:font-name="Liberation Sans"/>
    </style:style>
    <style:style style:name="MT2" style:family="text">
      <style:text-properties fo:font-size="16pt" fo:font-weight="bold" style:font-size-asian="16pt" style:font-weight-asian="bold" style:font-size-complex="16pt" style:font-weight-complex="bold"/>
    </style:style>
    <style:style style:name="MT3" style:family="text">
      <style:text-properties fo:font-size="16pt" fo:language="en" fo:country="US" fo:font-weight="bold" style:font-size-asian="16pt" style:font-weight-asian="bold" style:font-size-complex="16pt" style:font-weight-complex="bold"/>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4925in" fo:margin-bottom="0.4925in" fo:margin-left="0.7874in" fo:margin-right="0.307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4925in" fo:margin-bottom="0.478in" fo:margin-left="0.7874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8in" style:dynamic-spacing="true"/>
      </style:header-style>
      <style:footer-style>
        <style:header-footer-properties svg:height="1.3772in" fo:margin-left="0in" fo:margin-right="0in" fo:margin-top="0.0598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1972in" fo:margin-left="0in" fo:margin-right="0in" fo:margin-top="0.1583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_20_left"/>
      </style:header-first>
      <style:footer>
        <text:p text:style-name="MP2"/>
      </style:footer>
      <style:footer-first>
        <text:p text:style-name="MP3">2024</text:p>
      </style:footer-first>
    </style:master-page>
    <style:master-page style:name="Convert_20_1" style:display-name="Convert 1" style:page-layout-name="Mpm2" draw:style-name="Mdp1">
      <style:header>
        <text:p text:style-name="MP1"/>
      </style:header>
      <style:header-first>
        <text:p text:style-name="Header"/>
      </style:header-first>
      <style:footer>
        <text:p text:style-name="MP2"/>
      </style:footer>
      <style:footer-first>
        <table:table table:name="Table1" table:style-name="Table1">
          <table:table-column table:style-name="Table1.A"/>
          <table:table-column table:style-name="Table1.B"/>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2">
            <table:table-cell table:style-name="Table1.A1" office:value-type="string">
              <text:p text:style-name="MP4">Инв. № дубл.</text:p>
            </table:table-cell>
            <table:table-cell table:style-name="Table1.A1" office:value-type="string">
              <text:p text:style-name="MP5" loext:marker-style-name="MT1"/>
            </table:table-cell>
          </table:table-row>
          <table:table-row table:style-name="Table1.2">
            <table:table-cell table:style-name="Table1.A1" office:value-type="string">
              <text:p text:style-name="MP4">Взам. инв. №</text:p>
            </table:table-cell>
            <table:table-cell table:style-name="Table1.A1" office:value-type="string">
              <text:p text:style-name="MP5" loext:marker-style-name="MT1"/>
            </table:table-cell>
          </table:table-row>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5">
            <table:table-cell table:style-name="Table1.A1" office:value-type="string">
              <text:p text:style-name="MP4">Инв. № подл.</text:p>
            </table:table-cell>
            <table:table-cell table:style-name="Table1.A1" office:value-type="string">
              <text:p text:style-name="MP6" loext:marker-style-name="MT1"/>
            </table:table-cell>
          </table:table-row>
        </table:table>
        <text:p text:style-name="Standard"/>
        <text:p text:style-name="Standard"/>
      </style:footer-first>
    </style:master-page>
    <style:master-page style:name="Convert_20_2" style:display-name="Convert 2" style:page-layout-name="Mpm3" draw:style-name="Mdp1">
      <style:header>
        <text:p text:style-name="MP7"><draw:frame draw:style-name="Mfr1" draw:name="Frame1" text:anchor-type="paragraph" svg:x="4.2717in" svg:y="-0.0043in" draw:z-index="14"><draw:text-box fo:min-height="0.0228in" fo:min-width="0.0161in"><text:p text:style-name="Header"><text:span text:style-name="Page_20_Number"><text:span text:style-name="MT2"><text:page-number text:select-page="current">2</text:page-number></text:span></text:span></text:p></draw:text-box></draw:frame></text:p>
        <text:p text:style-name="MP8"><text:span text:style-name="MT2">А.В</text:span><text:span text:style-name="Page_20_Number"><text:span text:style-name="MT3">.00001-01 </text:span></text:span><text:span text:style-name="Page_20_Number"><text:span text:style-name="MT2">ТЗ 01</text:span></text:span></text:p>
        <text:p text:style-name="MP9"/>
      </style:header>
      <style:footer>
        <text:p text:style-name="MP2"/>
      </style:footer>
    </style:master-page>
    <style:master-page style:name="HTML"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09:15:08.986197670</meta:creation-date>
    <dc:date>2024-12-21T13:06:27.121094357</dc:date>
    <meta:print-date>2024-10-11T22:43:43.751450421</meta:print-date>
    <meta:editing-cycles>16</meta:editing-cycles>
    <meta:editing-duration>P2DT5H44M10S</meta:editing-duration>
    <meta:generator>LibreOffice/24.2.7.2$Linux_X86_64 LibreOffice_project/420$Build-2</meta:generator>
    <meta:printed-by>PDF files</meta:printed-by>
    <meta:document-statistic meta:table-count="1" meta:image-count="0" meta:object-count="0" meta:page-count="18" meta:paragraph-count="288" meta:word-count="2752" meta:character-count="20661" meta:non-whitespace-character-count="18237"/>
  </office:meta>
</office:document-meta>
</file>